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ystem" style:font-pitch="variable"/>
    <style:font-face style:name="Charis SIL Bold" svg:font-family="'Charis SIL Bold'" style:font-family-generic="roman" style:font-pitch="variable"/>
    <style:font-face style:name="Charis SIL Italic" svg:font-family="'Charis SIL Italic'" style:font-family-generic="roman" style:font-pitch="variable"/>
    <style:font-face style:name="Charis SIL Regular" svg:font-family="'Charis SIL Regula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line-height="115%" fo:text-align="start" style:justify-single-word="false" style:writing-mode="lr-tb"/>
    </style:style>
    <style:style style:name="P3" style:family="paragraph" style:parent-style-name="Text_20_body" style:master-page-name="Standard">
      <style:paragraph-properties fo:line-height="115%" fo:text-align="start" style:justify-single-word="false" style:page-number="auto" style:writing-mode="lr-tb"/>
    </style:style>
    <style:style style:name="T1" style:family="text">
      <style:text-properties style:font-name="Charis SIL Bold" fo:font-size="11pt" fo:font-weight="bold" style:font-size-asian="11pt" style:font-weight-asian="bold"/>
    </style:style>
    <style:style style:name="T2" style:family="text">
      <style:text-properties style:font-name="Charis SIL Regular" fo:font-size="11pt" style:font-size-asian="11pt"/>
    </style:style>
    <style:style style:name="T3" style:family="text">
      <style:text-properties style:font-name="Liberation Serif"/>
    </style:style>
    <style:style style:name="T4" style:family="text">
      <style:text-properties style:font-name="Charis SIL Italic" fo:font-size="11pt" fo:font-style="italic" style:font-size-asian="11pt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><text:span text:style-name="T1">abstract data type</text:span></text:p>
      </text:section>
      <text:section text:style-name="Sect1" text:name="Section1">
        <text:p text:style-name="P2"><text:span text:style-name="T2">A type that is defined by its operations rather than its representation. The</text:span></text:p>
        <text:p text:style-name="P2"><text:span text:style-name="T2">representation is private and may only be accessed by the defined</text:span></text:p>
        <text:p text:style-name="P2"><text:span text:style-name="T2">operations.</text:span></text:p>
        <text:p text:style-name="P2"><text:span text:style-name="T1">acceptance testing</text:span></text:p>
        <text:p text:style-name="P2"><text:span text:style-name="T2">Customer tests of a system to decide if it is adequate to meet their needs</text:span></text:p>
        <text:p text:style-name="P2"><text:span text:style-name="T2">and so</text:span></text:p>
        <text:p text:style-name="P2"><text:span text:style-name="T2">should be accepted from a supplier.</text:span></text:p>
        <text:p text:style-name="P2"><text:span text:style-name="T1">activity chart</text:span></text:p>
        <text:p text:style-name="P2"><text:span text:style-name="T2">A chart used by project managers to show the dependencies between tasks</text:span></text:p>
        <text:p text:style-name="P2"><text:span text:style-name="T2">that have</text:span></text:p>
      </text:section>
      <text:section text:style-name="Sect1" text:name="Section2">
        <text:p text:style-name="P2"><text:span text:style-name="T2">to be completed. The chart shows the tasks, the time expected to complete</text:span></text:p>
        <text:p text:style-name="P2"><text:span text:style-name="T2">these tasks and the task dependencies. The critical path is the longest path</text:span></text:p>
        <text:p text:style-name="P2"><text:span text:style-name="T2">(in terms of the time required to complete the tasks) through the activity</text:span></text:p>
        <text:p text:style-name="P2"><text:span text:style-name="T2">chart. The critical path defines the minimum time required to complete</text:span></text:p>
        <text:p text:style-name="P2"><text:span text:style-name="T2">the project. Sometimes called a PERT chart.</text:span></text:p>
        <text:p text:style-name="P2"><text:span text:style-name="T1">Ada</text:span></text:p>
        <text:p text:style-name="P2"><text:span text:style-name="T2">A programming language that was developed for the US Department of</text:span></text:p>
        <text:p text:style-name="P2"><text:span text:style-name="T2">Defense in</text:span></text:p>
        <text:p text:style-name="P2"><text:span text:style-name="T2">the 1980s as a standard language for developing military software. It is</text:span></text:p>
        <text:p text:style-name="P2"><text:span text:style-name="T2">based on</text:span></text:p>
        <text:p text:style-name="P2"><text:span text:style-name="T2">programming language research from the 1970s and includes constructs</text:span></text:p>
        <text:p text:style-name="P2"><text:span text:style-name="T2">such as</text:span></text:p>
        <text:p text:style-name="P2"><text:span text:style-name="T2">abstract data types and support for concurrency. It is still used for large,</text:span></text:p>
        <text:p text:style-name="P2"><text:span text:style-name="T2">complex military and aerospace systems.</text:span></text:p>
        <text:p text:style-name="P2"><text:span text:style-name="T1">agile manifesto</text:span></text:p>
        <text:p text:style-name="P2"><text:span text:style-name="T2">A set of principles encapsulating the ideas underlying agile methods of</text:span></text:p>
        <text:p text:style-name="P2"><text:span text:style-name="T2">software</text:span></text:p>
        <text:p text:style-name="P2"><text:span text:style-name="T2">development.</text:span></text:p>
        <text:p text:style-name="P2"><text:span text:style-name="T1">agile methods</text:span></text:p>
        <text:p text:style-name="P2"><text:span text:style-name="T2">Methods of software development that are geared to rapid software</text:span></text:p>
        <text:p text:style-name="P2"><text:span text:style-name="T2">delivery. The</text:span></text:p>
        <text:p text:style-name="P2"><text:span text:style-name="T2">software is developed and delivered in increments, and process</text:span></text:p>
        <text:p text:style-name="P2"><text:soft-page-break/><text:span text:style-name="T2">documentation and</text:span></text:p>
        <text:p text:style-name="P2"><text:span text:style-name="T1">758</text:span><text:span text:style-name="T3"> </text:span><text:span text:style-name="T2">Glossary</text:span></text:p>
        <text:p text:style-name="P2"><text:span text:style-name="T2">bureaucracy are minimized. The focus of development is on the code</text:span></text:p>
        <text:p text:style-name="P2"><text:span text:style-name="T2">itself, rather</text:span></text:p>
        <text:p text:style-name="P2"><text:span text:style-name="T2">than supporting documents.</text:span></text:p>
        <text:p text:style-name="P2"><text:span text:style-name="T1">algorithmic cost modeling</text:span></text:p>
        <text:p text:style-name="P2"><text:span text:style-name="T2">An approach to software cost estimation where a formula is used to</text:span></text:p>
        <text:p text:style-name="P2"><text:span text:style-name="T2">estimate the project cost. The parameters in the formula are attributes of</text:span></text:p>
      </text:section>
      <text:section text:style-name="Sect1" text:name="Section3">
        <text:p text:style-name="P2"><text:span text:style-name="T2">the project and the software itself.</text:span></text:p>
        <text:p text:style-name="P2"><text:span text:style-name="T1">application family</text:span></text:p>
        <text:p text:style-name="P2"><text:span text:style-name="T2">A set of software application programs that have a common architecture</text:span></text:p>
        <text:p text:style-name="P2"><text:span text:style-name="T2">and</text:span></text:p>
        <text:p text:style-name="P2"><text:span text:style-name="T2">generic functionality. These can be tailored to the needs of specific</text:span></text:p>
        <text:p text:style-name="P2"><text:span text:style-name="T2">customers by</text:span></text:p>
        <text:p text:style-name="P2"><text:span text:style-name="T2">modifying components and program parameters.</text:span></text:p>
        <text:p text:style-name="P2"><text:span text:style-name="T1">application framework</text:span></text:p>
        <text:p text:style-name="P2"><text:span text:style-name="T2">A set of reusable concrete and abstract classes that implement features</text:span></text:p>
        <text:p text:style-name="P2"><text:span text:style-name="T2">common to</text:span></text:p>
        <text:p text:style-name="P2"><text:span text:style-name="T2">many applications in a domain (e.g. user interfaces). The classes in the</text:span></text:p>
        <text:p text:style-name="P2"><text:span text:style-name="T2">application framework are specialized and instantiated to create an</text:span></text:p>
        <text:p text:style-name="P2"><text:span text:style-name="T2">application.</text:span></text:p>
        <text:p text:style-name="P2"><text:span text:style-name="T1">application program interface (API)</text:span></text:p>
        <text:p text:style-name="P2"><text:span text:style-name="T2">An interface, generally specified as a set of operations, that allows access</text:span></text:p>
        <text:p text:style-name="P2"><text:span text:style-name="T2">to an</text:span></text:p>
        <text:p text:style-name="P2"><text:span text:style-name="T2">application program’s functionality. This means that this functionality can</text:span></text:p>
        <text:p text:style-name="P2"><text:span text:style-name="T2">be called on directly by other programs and not just accessed through the</text:span></text:p>
        <text:p text:style-name="P2"><text:span text:style-name="T2">user interface.</text:span></text:p>
        <text:p text:style-name="P2"><text:span text:style-name="T1">architectural pattern (style)</text:span></text:p>
        <text:p text:style-name="P2"><text:span text:style-name="T2">An abstract description of a software architecture that has been tried and</text:span></text:p>
        <text:p text:style-name="P2"><text:span text:style-name="T2">tested in a number of different software systems. The pattern description</text:span></text:p>
        <text:p text:style-name="P2"><text:span text:style-name="T2">includes information</text:span></text:p>
        <text:p text:style-name="P2"><text:span text:style-name="T2">about where it is appropriate to use the pattern and the organization of</text:span></text:p>
        <text:p text:style-name="P2"><text:span text:style-name="T2">the compo-</text:span></text:p>
        <text:p text:style-name="P2"><text:soft-page-break/><text:span text:style-name="T2">nents of the architecture.</text:span></text:p>
        <text:p text:style-name="P2"><text:span text:style-name="T1">architectural view</text:span></text:p>
        <text:p text:style-name="P2"><text:span text:style-name="T2">A description of a software architecture from a particular perspective.</text:span></text:p>
        <text:p text:style-name="P2"><text:span text:style-name="T1">availability</text:span></text:p>
      </text:section>
      <text:section text:style-name="Sect1" text:name="Section4">
        <text:p text:style-name="P2"><text:span text:style-name="T2">The readiness of a system to deliver services when requested. Availability</text:span></text:p>
        <text:p text:style-name="P2"><text:span text:style-name="T2">is usu-</text:span></text:p>
        <text:p text:style-name="P2"><text:span text:style-name="T2">ally expressed as a decimal number, so an availability of 0.999 means that</text:span></text:p>
        <text:p text:style-name="P2"><text:span text:style-name="T2">the sys-</text:span></text:p>
        <text:p text:style-name="P2"><text:span text:style-name="T2">tem can deliver services for 999 out of 1000 time units.</text:span></text:p>
        <text:p text:style-name="P2"><text:span text:style-name="T1">B</text:span></text:p>
        <text:p text:style-name="P2"><text:span text:style-name="T2">A formal method of software development that is based on implementing</text:span></text:p>
        <text:p text:style-name="P2"><text:span text:style-name="T2">a system</text:span></text:p>
        <text:p text:style-name="P2"><text:span text:style-name="T2">by systematic transformation of a formal system specification.</text:span></text:p>
        <text:p text:style-name="P2"><text:span text:style-name="T1">bar chart (Gantt chart)</text:span></text:p>
        <text:p text:style-name="P2"><text:span text:style-name="T2">A chart used by project managers to show the project tasks, the schedule</text:span></text:p>
        <text:p text:style-name="P2"><text:span text:style-name="T2">associated</text:span></text:p>
        <text:p text:style-name="P2"><text:span text:style-name="T2">with these tasks and the people who will work on them. It shows the tasks’</text:span></text:p>
        <text:p text:style-name="P2"><text:span text:style-name="T2">start and end dates and the staff allocations against a timeline.</text:span></text:p>
        <text:p text:style-name="P2"><text:span text:style-name="T1">black-box testing</text:span></text:p>
        <text:p text:style-name="P2"><text:span text:style-name="T2">An approach to testing where the testers have no access to the source code</text:span></text:p>
        <text:p text:style-name="P2"><text:span text:style-name="T2">of a</text:span></text:p>
        <text:p text:style-name="P2"><text:span text:style-name="T2">system or its components. The tests are derived from the system</text:span></text:p>
        <text:p text:style-name="P2"><text:span text:style-name="T2">specification.</text:span></text:p>
        <text:p text:style-name="P2"><text:span text:style-name="T2">Glossary</text:span><text:span text:style-name="T3"> </text:span><text:span text:style-name="T1">759</text:span></text:p>
        <text:p text:style-name="P2"><text:span text:style-name="T1">BPMN</text:span></text:p>
        <text:p text:style-name="P2"><text:span text:style-name="T2">Business Process Modeling Notation. A notation for defining workflows</text:span></text:p>
        <text:p text:style-name="P2"><text:span text:style-name="T2">that</text:span></text:p>
        <text:p text:style-name="P2"><text:span text:style-name="T2">describe business processes and service composition.</text:span></text:p>
        <text:p text:style-name="P2"><text:span text:style-name="T1">brownfield software development</text:span></text:p>
        <text:p text:style-name="P2"><text:span text:style-name="T2">The development of software for an environment where there are several</text:span></text:p>
        <text:p text:style-name="P2"><text:span text:style-name="T2">existing</text:span></text:p>
      </text:section>
      <text:section text:style-name="Sect1" text:name="Section5">
        <text:p text:style-name="P2"><text:span text:style-name="T2">systems that the software being developed must integrate with.</text:span></text:p>
        <text:p text:style-name="P2"><text:span text:style-name="T1">C</text:span></text:p>
        <text:p text:style-name="P2"><text:soft-page-break/><text:span text:style-name="T2">A programming language that was originally developed to implement the</text:span></text:p>
        <text:p text:style-name="P2"><text:span text:style-name="T2">Unix sys-</text:span></text:p>
        <text:p text:style-name="P2"><text:span text:style-name="T2">tem. C is a relatively low-level system implementation language that</text:span></text:p>
        <text:p text:style-name="P2"><text:span text:style-name="T2">allows access</text:span></text:p>
        <text:p text:style-name="P2"><text:span text:style-name="T2">to the system hardware and which can be compiled to efficient code. It is</text:span></text:p>
        <text:p text:style-name="P2"><text:span text:style-name="T2">widely</text:span></text:p>
        <text:p text:style-name="P2"><text:span text:style-name="T2">used for low-level systems programming and embedded systems</text:span></text:p>
        <text:p text:style-name="P2"><text:span text:style-name="T2">development.</text:span></text:p>
        <text:p text:style-name="P2"><text:span text:style-name="T1">C++</text:span></text:p>
        <text:p text:style-name="P2"><text:span text:style-name="T2">An object-oriented programming language that is a superset of C.</text:span></text:p>
        <text:p text:style-name="P2"><text:span text:style-name="T1">C#</text:span></text:p>
        <text:p text:style-name="P2"><text:span text:style-name="T2">An object-oriented programming language, developed by Microsoft, that</text:span></text:p>
        <text:p text:style-name="P2"><text:span text:style-name="T2">has much</text:span></text:p>
        <text:p text:style-name="P2"><text:span text:style-name="T2">in common with C++, but which includes features that allow more</text:span></text:p>
        <text:p text:style-name="P2"><text:span text:style-name="T2">compile-time</text:span></text:p>
        <text:p text:style-name="P2"><text:span text:style-name="T2">type checking.</text:span></text:p>
        <text:p text:style-name="P2"><text:span text:style-name="T1">Capability Maturity Model (CMM)</text:span></text:p>
        <text:p text:style-name="P2"><text:span text:style-name="T2">The Software Engineering Institute’s Capability Maturity Model, which is</text:span></text:p>
        <text:p text:style-name="P2"><text:span text:style-name="T2">used to</text:span></text:p>
        <text:p text:style-name="P2"><text:span text:style-name="T2">assess the level of software development maturity in an organization. It</text:span></text:p>
        <text:p text:style-name="P2"><text:span text:style-name="T2">has now</text:span></text:p>
        <text:p text:style-name="P2"><text:span text:style-name="T2">been superseded by CMMI, but is still widely used.</text:span></text:p>
        <text:p text:style-name="P2"><text:span text:style-name="T1">Computer-Aided Software Engineering (CASE)</text:span></text:p>
        <text:p text:style-name="P2"><text:span text:style-name="T2">The term that was invented in the 1980s to describe process of developing</text:span></text:p>
        <text:p text:style-name="P2"><text:span text:style-name="T2">software</text:span></text:p>
        <text:p text:style-name="P2"><text:span text:style-name="T2">using automated tool support. Virtually all software development is now</text:span></text:p>
        <text:p text:style-name="P2"><text:span text:style-name="T2">reliant on</text:span></text:p>
      </text:section>
      <text:section text:style-name="Sect1" text:name="Section6">
        <text:p text:style-name="P2"><text:span text:style-name="T2">tool support so the term ’CASE is no longer widely used.</text:span></text:p>
        <text:p text:style-name="P2"><text:span text:style-name="T1">CASE tool</text:span></text:p>
        <text:p text:style-name="P2"><text:span text:style-name="T2">A software tool, such as a design editor or a program debugger, used to</text:span></text:p>
        <text:p text:style-name="P2"><text:span text:style-name="T2">support an</text:span></text:p>
        <text:p text:style-name="P2"><text:span text:style-name="T2">activity in the software development process.</text:span></text:p>
        <text:p text:style-name="P2"><text:span text:style-name="T1">CASE workbench</text:span></text:p>
        <text:p text:style-name="P2"><text:soft-page-break/><text:span text:style-name="T2">An integrated set of CASE tools that work together to support a major</text:span></text:p>
        <text:p text:style-name="P2"><text:span text:style-name="T2">process</text:span></text:p>
        <text:p text:style-name="P2"><text:span text:style-name="T2">activity such as software design or configuration management. Now often</text:span></text:p>
        <text:p text:style-name="P2"><text:span text:style-name="T2">called a</text:span></text:p>
        <text:p text:style-name="P2"><text:span text:style-name="T2">programming environment.</text:span></text:p>
        <text:p text:style-name="P2"><text:span text:style-name="T1">change management</text:span></text:p>
        <text:p text:style-name="P2"><text:span text:style-name="T2">A process to record, check, analyze, estimate and implement proposed</text:span></text:p>
        <text:p text:style-name="P2"><text:span text:style-name="T2">changes to a</text:span></text:p>
        <text:p text:style-name="P2"><text:span text:style-name="T2">software system.</text:span></text:p>
        <text:p text:style-name="P2"><text:span text:style-name="T1">class diagram</text:span></text:p>
        <text:p text:style-name="P2"><text:span text:style-name="T2">A UML diagram types that shows the object classes in a system and their</text:span></text:p>
        <text:p text:style-name="P2"><text:span text:style-name="T2">relationships.</text:span></text:p>
        <text:p text:style-name="P2"><text:span text:style-name="T1">760</text:span><text:span text:style-name="T3"> </text:span><text:span text:style-name="T2">Glossary</text:span></text:p>
        <text:p text:style-name="P2"><text:span text:style-name="T1">client–server architecture</text:span></text:p>
        <text:p text:style-name="P2"><text:span text:style-name="T2">An architectural model for distributed systems where the system</text:span></text:p>
        <text:p text:style-name="P2"><text:span text:style-name="T2">functionality is</text:span></text:p>
        <text:p text:style-name="P2"><text:span text:style-name="T2">offered as a set of services provided by a server. These are accessed by</text:span></text:p>
        <text:p text:style-name="P2"><text:span text:style-name="T2">client com-</text:span></text:p>
        <text:p text:style-name="P2"><text:span text:style-name="T2">puters that make use of the services. Variants of this approach, such as</text:span></text:p>
        <text:p text:style-name="P2"><text:span text:style-name="T2">three-tier</text:span></text:p>
        <text:p text:style-name="P2"><text:span text:style-name="T2">client–server architectures, use multiple servers.</text:span></text:p>
      </text:section>
      <text:section text:style-name="Sect1" text:name="Section7">
        <text:p text:style-name="P2"><text:span text:style-name="T1">cloud computing</text:span></text:p>
        <text:p text:style-name="P2"><text:span text:style-name="T2">The provision of computing and/or application services over the Internet</text:span></text:p>
        <text:p text:style-name="P2"><text:span text:style-name="T2">using a</text:span></text:p>
        <text:p text:style-name="P2"><text:span text:style-name="T3">‘</text:span><text:span text:style-name="T2">cloud’ of servers from an external provider. The ‘cloud’ is implemented</text:span></text:p>
        <text:p text:style-name="P2"><text:span text:style-name="T2">using a</text:span></text:p>
        <text:p text:style-name="P2"><text:span text:style-name="T2">large number of commodity computers and virtualization technology to</text:span></text:p>
        <text:p text:style-name="P2"><text:span text:style-name="T2">make</text:span></text:p>
        <text:p text:style-name="P2"><text:span text:style-name="T2">effective use of these systems.</text:span></text:p>
        <text:p text:style-name="P2"><text:span text:style-name="T1">CMMI</text:span></text:p>
        <text:p text:style-name="P2"><text:span text:style-name="T2">An integrated approach to process capability maturity modeling based on</text:span></text:p>
        <text:p text:style-name="P2"><text:span text:style-name="T2">the adop-</text:span></text:p>
        <text:p text:style-name="P2"><text:span text:style-name="T2">tion of good software engineering practice and integrated quality</text:span></text:p>
        <text:p text:style-name="P2"><text:soft-page-break/><text:span text:style-name="T2">management. It</text:span></text:p>
        <text:p text:style-name="P2"><text:span text:style-name="T2">supports discrete and continuous maturity modeling and integrates</text:span></text:p>
        <text:p text:style-name="P2"><text:span text:style-name="T2">systems and</text:span></text:p>
        <text:p text:style-name="P2"><text:span text:style-name="T2">software engineering process maturity models. Developed from the</text:span></text:p>
        <text:p text:style-name="P2"><text:span text:style-name="T2">original Capa-</text:span></text:p>
        <text:p text:style-name="P2"><text:span text:style-name="T2">bility Maturity Model.</text:span></text:p>
        <text:p text:style-name="P2"><text:span text:style-name="T1">COCOMO II</text:span></text:p>
        <text:p text:style-name="P2"><text:span text:style-name="T2">See Constructive Cost Modeling.</text:span></text:p>
        <text:p text:style-name="P2"><text:span text:style-name="T1">code of ethics and professional practice</text:span></text:p>
        <text:p text:style-name="P2"><text:span text:style-name="T2">A set of guidelines that set out expected ethical and professional behavior</text:span></text:p>
        <text:p text:style-name="P2"><text:span text:style-name="T2">for</text:span></text:p>
        <text:p text:style-name="P2"><text:span text:style-name="T2">software engineers. This was defined by the major US professional</text:span></text:p>
        <text:p text:style-name="P2"><text:span text:style-name="T2">societies (the</text:span></text:p>
        <text:p text:style-name="P2"><text:span text:style-name="T2">ACM and the IEEE) and defines ethical behavior under eight headings:</text:span></text:p>
        <text:p text:style-name="P2"><text:span text:style-name="T2">public,</text:span></text:p>
        <text:p text:style-name="P2"><text:span text:style-name="T2">client and employer, product, judgment, management, colleagues,</text:span></text:p>
        <text:p text:style-name="P2"><text:span text:style-name="T2">profession</text:span></text:p>
      </text:section>
      <text:section text:style-name="Sect1" text:name="Section8">
        <text:p text:style-name="P2"><text:span text:style-name="T2">and self.</text:span></text:p>
        <text:p text:style-name="P2"><text:span text:style-name="T1">Common Request Broker Architecture (CORBA)</text:span></text:p>
        <text:p text:style-name="P2"><text:span text:style-name="T2">A set of standards proposed by the Object Management Group (OMG) that</text:span></text:p>
        <text:p text:style-name="P2"><text:span text:style-name="T2">defines</text:span></text:p>
        <text:p text:style-name="P2"><text:span text:style-name="T2">distributed component models and communications. Influential in the</text:span></text:p>
        <text:p text:style-name="P2"><text:span text:style-name="T2">development</text:span></text:p>
        <text:p text:style-name="P2"><text:span text:style-name="T2">of distributed systems but no longer widely used.</text:span></text:p>
        <text:p text:style-name="P2"><text:span text:style-name="T1">component</text:span></text:p>
        <text:p text:style-name="P2"><text:span text:style-name="T2">A deployable, independent unit of software that is completely defined and</text:span></text:p>
        <text:p text:style-name="P2"><text:span text:style-name="T2">accessed</text:span></text:p>
        <text:p text:style-name="P2"><text:span text:style-name="T2">through a set of interfaces.</text:span></text:p>
        <text:p text:style-name="P2"><text:span text:style-name="T1">component model</text:span></text:p>
        <text:p text:style-name="P2"><text:span text:style-name="T2">A set of standards for component implementation, documentation and</text:span></text:p>
        <text:p text:style-name="P2"><text:span text:style-name="T2">deploy-</text:span></text:p>
        <text:p text:style-name="P2"><text:span text:style-name="T2">ment. These cover the specific interfaces that may be provided by a</text:span></text:p>
        <text:p text:style-name="P2"><text:span text:style-name="T2">compo-</text:span></text:p>
        <text:p text:style-name="P2"><text:soft-page-break/><text:span text:style-name="T2">nent, component naming, component interoperation and component</text:span></text:p>
        <text:p text:style-name="P2"><text:span text:style-name="T2">composition. Component models provide the basis for middleware to</text:span></text:p>
        <text:p text:style-name="P2"><text:span text:style-name="T2">support</text:span></text:p>
        <text:p text:style-name="P2"><text:span text:style-name="T2">executing components.</text:span></text:p>
        <text:p text:style-name="P2"><text:span text:style-name="T1">component-based software engineering (CBSE)</text:span></text:p>
        <text:p text:style-name="P2"><text:span text:style-name="T2">The development of software by composing independent, deployable</text:span></text:p>
        <text:p text:style-name="P2"><text:span text:style-name="T2">software</text:span></text:p>
        <text:p text:style-name="P2"><text:span text:style-name="T2">components that are consistent with a component model.</text:span></text:p>
        <text:p text:style-name="P2"><text:span text:style-name="T2">Glossary</text:span><text:span text:style-name="T3"> </text:span><text:span text:style-name="T1">761</text:span></text:p>
        <text:p text:style-name="P2"><text:span text:style-name="T1">conceptual design</text:span></text:p>
      </text:section>
      <text:section text:style-name="Sect1" text:name="Section9">
        <text:p text:style-name="P2"><text:span text:style-name="T2">The development of a high-level vision of a complex system and a</text:span></text:p>
        <text:p text:style-name="P2"><text:span text:style-name="T2">description of</text:span></text:p>
        <text:p text:style-name="P2"><text:span text:style-name="T2">its essential capabilities. Designed to be understood by people who are not</text:span></text:p>
        <text:p text:style-name="P2"><text:span text:style-name="T2">systems engineers.</text:span></text:p>
        <text:p text:style-name="P2"><text:span text:style-name="T1">configurable application system</text:span></text:p>
        <text:p text:style-name="P2"><text:span text:style-name="T2">An application system product, developed by a system vendor, that offers</text:span></text:p>
        <text:p text:style-name="P2"><text:span text:style-name="T2">function-</text:span></text:p>
        <text:p text:style-name="P2"><text:span text:style-name="T2">ality that may be configured for use in different companies and</text:span></text:p>
        <text:p text:style-name="P2"><text:span text:style-name="T2">environments.</text:span></text:p>
        <text:p text:style-name="P2"><text:span text:style-name="T1">configuration item</text:span></text:p>
        <text:p text:style-name="P2"><text:span text:style-name="T2">A machine-readable unit, such as a document or a source code file, that is</text:span></text:p>
        <text:p text:style-name="P2"><text:span text:style-name="T2">subject to change and where the change has to be controlled by a</text:span></text:p>
        <text:p text:style-name="P2"><text:span text:style-name="T2">configuration management system.</text:span></text:p>
        <text:p text:style-name="P2"><text:span text:style-name="T1">configuration management</text:span></text:p>
        <text:p text:style-name="P2"><text:span text:style-name="T2">The process of managing the changes to an evolving software product.</text:span></text:p>
        <text:p text:style-name="P2"><text:span text:style-name="T2">Configura-</text:span></text:p>
        <text:p text:style-name="P2"><text:span text:style-name="T2">tion management involves version management, system building, change</text:span></text:p>
        <text:p text:style-name="P2"><text:span text:style-name="T2">manage-</text:span></text:p>
        <text:p text:style-name="P2"><text:span text:style-name="T2">ment and release management.</text:span></text:p>
        <text:p text:style-name="P2"><text:span text:style-name="T1">Constructive Cost Modeling (COCOMO)</text:span></text:p>
        <text:p text:style-name="P2"><text:span text:style-name="T2">A family of algorithmic cost estimation models. COCOMO was first</text:span></text:p>
        <text:p text:style-name="P2"><text:span text:style-name="T2">proposed in</text:span></text:p>
        <text:p text:style-name="P2"><text:span text:style-name="T2">the early-1980s and has been modified and updated since then to reflect</text:span></text:p>
        <text:p text:style-name="P2"><text:soft-page-break/><text:span text:style-name="T2">new tech-</text:span></text:p>
        <text:p text:style-name="P2"><text:span text:style-name="T2">nology and changing software engineering practice. COCOMO II is its</text:span></text:p>
        <text:p text:style-name="P2"><text:span text:style-name="T2">latest</text:span></text:p>
        <text:p text:style-name="P2"><text:span text:style-name="T2">instantiation and is a freely available algorithmic cost estimation model</text:span></text:p>
        <text:p text:style-name="P2"><text:span text:style-name="T2">that is supported by open source software tools.</text:span></text:p>
        <text:p text:style-name="P2"><text:span text:style-name="T1">CORBA</text:span></text:p>
      </text:section>
      <text:section text:style-name="Sect1" text:name="Section10">
        <text:p text:style-name="P2"><text:span text:style-name="T2">See Common Request Broker Architecture.</text:span></text:p>
        <text:p text:style-name="P2"><text:span text:style-name="T1">control metric</text:span></text:p>
        <text:p text:style-name="P2"><text:span text:style-name="T2">A software metric that allows managers to make planning decisions based</text:span></text:p>
        <text:p text:style-name="P2"><text:span text:style-name="T2">on infor-</text:span></text:p>
        <text:p text:style-name="P2"><text:span text:style-name="T2">mation about the software process or the software product that is being</text:span></text:p>
        <text:p text:style-name="P2"><text:span text:style-name="T2">developed.</text:span></text:p>
        <text:p text:style-name="P2"><text:span text:style-name="T2">Most control metrics are process metrics.</text:span></text:p>
        <text:p text:style-name="P2"><text:span text:style-name="T1">critical system</text:span></text:p>
        <text:p text:style-name="P2"><text:span text:style-name="T2">A computer system whose failure can result in significant economic,</text:span></text:p>
        <text:p text:style-name="P2"><text:span text:style-name="T2">human or</text:span></text:p>
        <text:p text:style-name="P2"><text:span text:style-name="T2">environmental losses.</text:span></text:p>
        <text:p text:style-name="P2"><text:span text:style-name="T1">COTS system</text:span></text:p>
        <text:p text:style-name="P2"><text:span text:style-name="T2">A Commercial Off-the-Shelf system. The term COTS is now mostly used in</text:span></text:p>
        <text:p text:style-name="P2"><text:span text:style-name="T2">military systems. See configurable application system.</text:span></text:p>
        <text:p text:style-name="P2"><text:span text:style-name="T1">CVS</text:span></text:p>
        <text:p text:style-name="P2"><text:span text:style-name="T2">A widely used, open-source software tool used for version management.</text:span></text:p>
        <text:p text:style-name="P2"><text:span text:style-name="T1">data processing system</text:span></text:p>
        <text:p text:style-name="P2"><text:span text:style-name="T2">A system that aims to process large amounts of structured data. These</text:span></text:p>
        <text:p text:style-name="P2"><text:span text:style-name="T2">systems usually process the data in batches and follow an input-process-</text:span></text:p>
        <text:p text:style-name="P2"><text:span text:style-name="T2">output model. Examples of</text:span></text:p>
        <text:p text:style-name="P2"><text:span text:style-name="T2">data processing systems are billing and invoicing systems, and payment</text:span></text:p>
        <text:p text:style-name="P2"><text:span text:style-name="T2">systems.</text:span></text:p>
        <text:p text:style-name="P2"><text:span text:style-name="T1">762</text:span><text:span text:style-name="T3"> </text:span><text:span text:style-name="T2">Glossary</text:span></text:p>
        <text:p text:style-name="P2"><text:span text:style-name="T1">denial of service attack</text:span></text:p>
        <text:p text:style-name="P2"><text:span text:style-name="T2">An attack on a web-based software system that attempts to overload the</text:span></text:p>
        <text:p text:style-name="P2"><text:span text:style-name="T2">system so</text:span></text:p>
        <text:p text:style-name="P2"><text:span text:style-name="T2">that it cannot provide its normal service to users.</text:span></text:p>
      </text:section>
      <text:section text:style-name="Sect1" text:name="Section11">
        <text:p text:style-name="P2"><text:soft-page-break/><text:span text:style-name="T1">dependability</text:span></text:p>
        <text:p text:style-name="P2"><text:span text:style-name="T2">The dependability of a system is an aggregate property that takes into</text:span></text:p>
        <text:p text:style-name="P2"><text:span text:style-name="T2">account the</text:span></text:p>
        <text:p text:style-name="P2"><text:span text:style-name="T2">system’s safety, reliability, availability, security, resilience and other</text:span></text:p>
        <text:p text:style-name="P2"><text:span text:style-name="T2">attributes. The dependability of a system reflects the extent to which it can</text:span></text:p>
        <text:p text:style-name="P2"><text:span text:style-name="T2">be trusted by its users.</text:span></text:p>
        <text:p text:style-name="P2"><text:span text:style-name="T1">dependability requirement</text:span></text:p>
        <text:p text:style-name="P2"><text:span text:style-name="T2">A system requirement that is included to help achieve the required</text:span></text:p>
        <text:p text:style-name="P2"><text:span text:style-name="T2">dependability for a system. Non-functional dependability requirements</text:span></text:p>
        <text:p text:style-name="P2"><text:span text:style-name="T2">specify dependability attribute</text:span></text:p>
        <text:p text:style-name="P2"><text:span text:style-name="T2">values; functional dependability requirements are functional requirements</text:span></text:p>
        <text:p text:style-name="P2"><text:span text:style-name="T2">that</text:span></text:p>
        <text:p text:style-name="P2"><text:span text:style-name="T2">specify how to avoid, detect, tolerate or recover from system faults and</text:span></text:p>
        <text:p text:style-name="P2"><text:span text:style-name="T2">failures.</text:span></text:p>
        <text:p text:style-name="P2"><text:span text:style-name="T1">dependability case</text:span></text:p>
        <text:p text:style-name="P2"><text:span text:style-name="T2">A structured document that is used to back up claims made by a system</text:span></text:p>
        <text:p text:style-name="P2"><text:span text:style-name="T2">developer</text:span></text:p>
        <text:p text:style-name="P2"><text:span text:style-name="T2">about the dependability of a system. Specific types of dependability case</text:span></text:p>
        <text:p text:style-name="P2"><text:span text:style-name="T2">are safety cases and security cases.</text:span></text:p>
        <text:p text:style-name="P2"><text:span text:style-name="T1">design pattern</text:span></text:p>
        <text:p text:style-name="P2"><text:span text:style-name="T2">A well-tried solution to a common problem that captures experience and</text:span></text:p>
        <text:p text:style-name="P2"><text:span text:style-name="T2">good prac-</text:span></text:p>
        <text:p text:style-name="P2"><text:span text:style-name="T2">tice in a form that can be reused. It is an abstract representation than can</text:span></text:p>
        <text:p text:style-name="P2"><text:span text:style-name="T2">be instantiated in a number of ways.</text:span></text:p>
        <text:p text:style-name="P2"><text:span text:style-name="T1">digital learning environment</text:span></text:p>
        <text:p text:style-name="P2"><text:span text:style-name="T2">An integrated set of software tools, educational applications and content</text:span></text:p>
        <text:p text:style-name="P2"><text:span text:style-name="T2">that is</text:span></text:p>
        <text:p text:style-name="P2"><text:span text:style-name="T2">geared to support learning.</text:span></text:p>
        <text:p text:style-name="P2"><text:span text:style-name="T1">distributed system</text:span></text:p>
        <text:p text:style-name="P2"><text:span text:style-name="T2">A software system where the software sub-systems or components execute</text:span></text:p>
      </text:section>
      <text:section text:style-name="Sect1" text:name="Section12">
        <text:p text:style-name="P2"><text:span text:style-name="T2">on</text:span></text:p>
        <text:p text:style-name="P2"><text:span text:style-name="T2">different processors.</text:span></text:p>
        <text:p text:style-name="P2"><text:span text:style-name="T1">domain</text:span></text:p>
        <text:p text:style-name="P2"><text:soft-page-break/><text:span text:style-name="T2">A specific problem or business area where software systems are used.</text:span></text:p>
        <text:p text:style-name="P2"><text:span text:style-name="T2">Examples of</text:span></text:p>
        <text:p text:style-name="P2"><text:span text:style-name="T2">domains include real-time control, business data processing and</text:span></text:p>
        <text:p text:style-name="P2"><text:span text:style-name="T2">telecommunica-</text:span></text:p>
        <text:p text:style-name="P2"><text:span text:style-name="T2">tions switching.</text:span></text:p>
        <text:p text:style-name="P2"><text:span text:style-name="T1">domain model</text:span></text:p>
        <text:p text:style-name="P2"><text:span text:style-name="T2">A definition of domain abstractions, such as policies, procedures, objects,</text:span></text:p>
        <text:p text:style-name="P2"><text:span text:style-name="T2">relationships and events. It serves as a base of knowledge about some</text:span></text:p>
        <text:p text:style-name="P2"><text:span text:style-name="T2">problem area.</text:span></text:p>
        <text:p text:style-name="P2"><text:span text:style-name="T1">DSDM</text:span></text:p>
        <text:p text:style-name="P2"><text:span text:style-name="T2">Dynamic System Development Method. Claimed to be one of the first agile</text:span></text:p>
        <text:p text:style-name="P2"><text:span text:style-name="T2">devel-</text:span></text:p>
        <text:p text:style-name="P2"><text:span text:style-name="T2">opment methods.</text:span></text:p>
        <text:p text:style-name="P2"><text:span text:style-name="T1">embedded system</text:span></text:p>
        <text:p text:style-name="P2"><text:span text:style-name="T2">A software system that is embedded in a hardware device e.g. the software</text:span></text:p>
        <text:p text:style-name="P2"><text:span text:style-name="T2">system</text:span></text:p>
        <text:p text:style-name="P2"><text:span text:style-name="T2">in a cell phone. Embedded systems are usually real-time systems and so</text:span></text:p>
        <text:p text:style-name="P2"><text:span text:style-name="T2">have to</text:span></text:p>
        <text:p text:style-name="P2"><text:span text:style-name="T2">respond in a timely way to events occurring in their environment.</text:span></text:p>
        <text:p text:style-name="P2"><text:span text:style-name="T2">Glossary</text:span><text:span text:style-name="T3"> </text:span><text:span text:style-name="T1">763</text:span></text:p>
        <text:p text:style-name="P2"><text:span text:style-name="T1">emergent property</text:span></text:p>
        <text:p text:style-name="P2"><text:span text:style-name="T2">A property that only becomes apparent once all of the components of the</text:span></text:p>
        <text:p text:style-name="P2"><text:span text:style-name="T2">system</text:span></text:p>
        <text:p text:style-name="P2"><text:span text:style-name="T2">have been integrated to create the system.</text:span></text:p>
      </text:section>
      <text:section text:style-name="Sect1" text:name="Section13">
        <text:p text:style-name="P2"><text:span text:style-name="T1">Enterprise Java Beans (EJB)</text:span></text:p>
        <text:p text:style-name="P2"><text:span text:style-name="T2">A Java-based component model.</text:span></text:p>
        <text:p text:style-name="P2"><text:span text:style-name="T1">enterprise resource planning (ERP) system</text:span></text:p>
        <text:p text:style-name="P2"><text:span text:style-name="T2">A large-scale software system that includes a range of capabilities to</text:span></text:p>
        <text:p text:style-name="P2"><text:span text:style-name="T2">support the</text:span></text:p>
        <text:p text:style-name="P2"><text:span text:style-name="T2">operation of business enterprises and which provides a means of sharing</text:span></text:p>
        <text:p text:style-name="P2"><text:span text:style-name="T2">informa-</text:span></text:p>
        <text:p text:style-name="P2"><text:span text:style-name="T2">tion across these capabilities. For example, an ERP system may include</text:span></text:p>
        <text:p text:style-name="P2"><text:span text:style-name="T2">support for</text:span></text:p>
        <text:p text:style-name="P2"><text:soft-page-break/><text:span text:style-name="T2">supply chain management, manufacturing and distribution. ERP systems</text:span></text:p>
        <text:p text:style-name="P2"><text:span text:style-name="T2">are con-</text:span></text:p>
        <text:p text:style-name="P2"><text:span text:style-name="T2">figured to the requirements of each company using the system.</text:span></text:p>
        <text:p text:style-name="P2"><text:span text:style-name="T1">ethnography</text:span></text:p>
        <text:p text:style-name="P2"><text:span text:style-name="T2">An observational technique that may be used in requirements elicitation</text:span></text:p>
        <text:p text:style-name="P2"><text:span text:style-name="T2">and analy-</text:span></text:p>
        <text:p text:style-name="P2"><text:span text:style-name="T2">sis. The ethnographer immerses him or herself in the users’ environment</text:span></text:p>
        <text:p text:style-name="P2"><text:span text:style-name="T2">and</text:span></text:p>
        <text:p text:style-name="P2"><text:span text:style-name="T2">observes their day-to-day work habits. Requirements for software support</text:span></text:p>
        <text:p text:style-name="P2"><text:span text:style-name="T2">can be</text:span></text:p>
        <text:p text:style-name="P2"><text:span text:style-name="T2">inferred from these observations.</text:span></text:p>
        <text:p text:style-name="P2"><text:span text:style-name="T1">event-based systems</text:span></text:p>
        <text:p text:style-name="P2"><text:span text:style-name="T2">Systems where the control of operation is determined by events that are</text:span></text:p>
        <text:p text:style-name="P2"><text:span text:style-name="T2">generated</text:span></text:p>
        <text:p text:style-name="P2"><text:span text:style-name="T2">in the system’s environment. Most real-time systems are event-based</text:span></text:p>
        <text:p text:style-name="P2"><text:span text:style-name="T2">systems.</text:span></text:p>
        <text:p text:style-name="P2"><text:span text:style-name="T1">extreme programming (XP)</text:span></text:p>
        <text:p text:style-name="P2"><text:span text:style-name="T2">A widely-used agile method of software development that includes</text:span></text:p>
        <text:p text:style-name="P2"><text:span text:style-name="T2">practices such</text:span></text:p>
      </text:section>
      <text:section text:style-name="Sect1" text:name="Section14">
        <text:p text:style-name="P2"><text:span text:style-name="T2">as scenario-based requirements, test-first development and pair</text:span></text:p>
        <text:p text:style-name="P2"><text:span text:style-name="T2">programming.</text:span></text:p>
        <text:p text:style-name="P2"><text:span text:style-name="T1">fault avoidance</text:span></text:p>
        <text:p text:style-name="P2"><text:span text:style-name="T2">Developing software in such a way that faults are not introduced into that</text:span></text:p>
        <text:p text:style-name="P2"><text:span text:style-name="T2">software.</text:span></text:p>
        <text:p text:style-name="P2"><text:span text:style-name="T1">fault detection</text:span></text:p>
        <text:p text:style-name="P2"><text:span text:style-name="T2">The use of processes and run-time checking to detect and remove faults in</text:span></text:p>
        <text:p text:style-name="P2"><text:span text:style-name="T2">a</text:span></text:p>
        <text:p text:style-name="P2"><text:span text:style-name="T2">program before these result in a system failure.</text:span></text:p>
        <text:p text:style-name="P2"><text:span text:style-name="T1">fault tolerance</text:span></text:p>
        <text:p text:style-name="P2"><text:span text:style-name="T2">The ability of a system to continue in execution even after faults have</text:span></text:p>
        <text:p text:style-name="P2"><text:span text:style-name="T2">occurred.</text:span></text:p>
        <text:p text:style-name="P2"><text:span text:style-name="T1">fault-tolerant architectures</text:span></text:p>
        <text:p text:style-name="P2"><text:span text:style-name="T2">System architectures that are designed to allow recovery from software</text:span></text:p>
        <text:p text:style-name="P2"><text:soft-page-break/><text:span text:style-name="T2">faults.</text:span></text:p>
        <text:p text:style-name="P2"><text:span text:style-name="T2">These are based on redundant and diverse software components.</text:span></text:p>
        <text:p text:style-name="P2"><text:span text:style-name="T1">formal methods</text:span></text:p>
        <text:p text:style-name="P2"><text:span text:style-name="T2">Methods of software development where the software is modeled using</text:span></text:p>
        <text:p text:style-name="P2"><text:span text:style-name="T2">formal math-</text:span></text:p>
        <text:p text:style-name="P2"><text:span text:style-name="T2">ematical constructs such as predicates and sets. Formal transformation</text:span></text:p>
        <text:p text:style-name="P2"><text:span text:style-name="T2">converts this model to code. Mostly used in the specification and</text:span></text:p>
        <text:p text:style-name="P2"><text:span text:style-name="T2">development of critical systems.</text:span></text:p>
        <text:p text:style-name="P2"><text:span text:style-name="T1">Gantt chart</text:span></text:p>
        <text:p text:style-name="P2"><text:span text:style-name="T2">See bar chart.</text:span></text:p>
        <text:p text:style-name="P2"><text:span text:style-name="T1">764</text:span><text:span text:style-name="T3"> </text:span><text:span text:style-name="T2">Glossary</text:span></text:p>
        <text:p text:style-name="P2"><text:span text:style-name="T1">Git</text:span></text:p>
        <text:p text:style-name="P2"><text:span text:style-name="T2">A distributed version management and system building tool where</text:span></text:p>
        <text:p text:style-name="P2"><text:span text:style-name="T2">developers take</text:span></text:p>
      </text:section>
      <text:section text:style-name="Sect1" text:name="Section15">
        <text:p text:style-name="P2"><text:span text:style-name="T2">complete copies of the project repository to allow concurrent working.</text:span></text:p>
        <text:p text:style-name="P2"><text:span text:style-name="T1">GitHub</text:span></text:p>
        <text:p text:style-name="P2"><text:span text:style-name="T2">A server that maintains a large number of Git repositories. Repositories</text:span></text:p>
        <text:p text:style-name="P2"><text:span text:style-name="T2">may be private or public. The repositories for many open-source projects</text:span></text:p>
        <text:p text:style-name="P2"><text:span text:style-name="T2">are maintained on GitHub.</text:span></text:p>
        <text:p text:style-name="P2"><text:span text:style-name="T1">hazard</text:span></text:p>
        <text:p text:style-name="P2"><text:span text:style-name="T2">A condition or state in a system that has the potential to cause or</text:span></text:p>
        <text:p text:style-name="P2"><text:span text:style-name="T2">contribute to</text:span></text:p>
        <text:p text:style-name="P2"><text:span text:style-name="T2">an accident.</text:span></text:p>
        <text:p text:style-name="P2"><text:span text:style-name="T1">host-target development</text:span></text:p>
        <text:p text:style-name="P2"><text:span text:style-name="T2">A mode of software development where the software is developed on a</text:span></text:p>
        <text:p text:style-name="P2"><text:span text:style-name="T2">separate</text:span></text:p>
        <text:p text:style-name="P2"><text:span text:style-name="T2">computer from where it is executed. The normal approach to development</text:span></text:p>
        <text:p text:style-name="P2"><text:span text:style-name="T2">for</text:span></text:p>
        <text:p text:style-name="P2"><text:span text:style-name="T2">embedded and mobile systems.</text:span></text:p>
        <text:p text:style-name="P2"><text:span text:style-name="T1">iLearn system</text:span></text:p>
        <text:p text:style-name="P2"><text:span text:style-name="T2">A digital learning environment to support learning in schools. Used as a</text:span></text:p>
        <text:p text:style-name="P2"><text:span text:style-name="T2">case study</text:span></text:p>
        <text:p text:style-name="P2"><text:span text:style-name="T2">in this book.</text:span></text:p>
        <text:p text:style-name="P2"><text:soft-page-break/><text:span text:style-name="T1">incremental development</text:span></text:p>
        <text:p text:style-name="P2"><text:span text:style-name="T2">An approach to software development where the software is delivered and</text:span></text:p>
        <text:p text:style-name="P2"><text:span text:style-name="T2">deployed</text:span></text:p>
        <text:p text:style-name="P2"><text:span text:style-name="T2">in increments.</text:span></text:p>
        <text:p text:style-name="P2"><text:span text:style-name="T1">information hiding</text:span></text:p>
        <text:p text:style-name="P2"><text:span text:style-name="T2">Using programming language constructs to conceal the representation of</text:span></text:p>
        <text:p text:style-name="P2"><text:span text:style-name="T2">data struc-</text:span></text:p>
        <text:p text:style-name="P2"><text:span text:style-name="T2">tures and to control external access to these structures.</text:span></text:p>
        <text:p text:style-name="P2"><text:span text:style-name="T1">inspection</text:span></text:p>
      </text:section>
      <text:section text:style-name="Sect1" text:name="Section16">
        <text:p text:style-name="P2"><text:span text:style-name="T2">See program inspection.</text:span></text:p>
        <text:p text:style-name="P2"><text:span text:style-name="T1">insulin pump</text:span></text:p>
        <text:p text:style-name="P2"><text:span text:style-name="T2">A software-controlled medical device that can deliver controlled doses of</text:span></text:p>
        <text:p text:style-name="P2"><text:span text:style-name="T2">insulin to people suffering from diabetes. Used as a case study in this</text:span></text:p>
        <text:p text:style-name="P2"><text:span text:style-name="T2">book.</text:span></text:p>
        <text:p text:style-name="P2"><text:span text:style-name="T1">integrated application system</text:span></text:p>
        <text:p text:style-name="P2"><text:span text:style-name="T2">An application system that is created by integrating two or more</text:span></text:p>
        <text:p text:style-name="P2"><text:span text:style-name="T2">configurable</text:span></text:p>
        <text:p text:style-name="P2"><text:span text:style-name="T2">application systems or legacy systems.</text:span></text:p>
        <text:p text:style-name="P2"><text:span text:style-name="T1">interface</text:span></text:p>
        <text:p text:style-name="P2"><text:span text:style-name="T2">A specification of the attributes and operations associated with a software</text:span></text:p>
        <text:p text:style-name="P2"><text:span text:style-name="T2">compo-</text:span></text:p>
        <text:p text:style-name="P2"><text:span text:style-name="T2">nent. The interface is used as the means of accessing the component’s</text:span></text:p>
        <text:p text:style-name="P2"><text:span text:style-name="T2">functionality.</text:span></text:p>
        <text:p text:style-name="P2"><text:span text:style-name="T1">ISO 9000/9001</text:span></text:p>
        <text:p text:style-name="P2"><text:span text:style-name="T2">A set of standards for quality management processes that is defined by the</text:span></text:p>
        <text:p text:style-name="P2"><text:span text:style-name="T2">Interna-</text:span></text:p>
        <text:p text:style-name="P2"><text:span text:style-name="T2">tional Standards Organization (ISO). ISO 9001 is the ISO standard that is</text:span></text:p>
        <text:p text:style-name="P2"><text:span text:style-name="T2">most</text:span></text:p>
        <text:p text:style-name="P2"><text:span text:style-name="T2">applicable to software development. These may be used to certify the</text:span></text:p>
        <text:p text:style-name="P2"><text:span text:style-name="T2">quality</text:span></text:p>
        <text:p text:style-name="P2"><text:span text:style-name="T2">management processes in an organization.</text:span></text:p>
        <text:p text:style-name="P2"><text:span text:style-name="T2">Glossary</text:span><text:span text:style-name="T3"> </text:span><text:span text:style-name="T1">765</text:span></text:p>
        <text:p text:style-name="P2"><text:span text:style-name="T1">iterative development</text:span></text:p>
        <text:p text:style-name="P2"><text:soft-page-break/><text:span text:style-name="T2">An approach to software development where the processes of</text:span></text:p>
        <text:p text:style-name="P2"><text:span text:style-name="T2">specification, design,</text:span></text:p>
        <text:p text:style-name="P2"><text:span text:style-name="T2">programming and testing are interleaved.</text:span></text:p>
      </text:section>
      <text:section text:style-name="Sect1" text:name="Section17">
        <text:p text:style-name="P2"><text:span text:style-name="T1">J2EE</text:span></text:p>
        <text:p text:style-name="P2"><text:span text:style-name="T2">Java 2 Platform Enterprise Edition. A complex middleware system that</text:span></text:p>
        <text:p text:style-name="P2"><text:span text:style-name="T2">supports</text:span></text:p>
        <text:p text:style-name="P2"><text:span text:style-name="T2">the development of component-based web applications in Java. It includes</text:span></text:p>
        <text:p text:style-name="P2"><text:span text:style-name="T2">a</text:span></text:p>
        <text:p text:style-name="P2"><text:span text:style-name="T2">component model for Java components, APIs, services, etc.</text:span></text:p>
        <text:p text:style-name="P2"><text:span text:style-name="T1">Java</text:span></text:p>
        <text:p text:style-name="P2"><text:span text:style-name="T2">A widely used object-oriented programming language that was designed</text:span></text:p>
        <text:p text:style-name="P2"><text:span text:style-name="T2">by Sun</text:span></text:p>
        <text:p text:style-name="P2"><text:span text:style-name="T2">(now Oracle) with the aim of platform independence.</text:span></text:p>
        <text:p text:style-name="P2"><text:span text:style-name="T1">language processing system</text:span></text:p>
        <text:p text:style-name="P2"><text:span text:style-name="T2">A system that translates one language into another. For example, a</text:span></text:p>
        <text:p text:style-name="P2"><text:span text:style-name="T2">compiler is a</text:span></text:p>
        <text:p text:style-name="P2"><text:span text:style-name="T2">language-processing system that translates program source code to object</text:span></text:p>
        <text:p text:style-name="P2"><text:span text:style-name="T2">code.</text:span></text:p>
        <text:p text:style-name="P2"><text:span text:style-name="T1">legacy system</text:span></text:p>
        <text:p text:style-name="P2"><text:span text:style-name="T2">A socio-technical system that is useful or essential to an organization but</text:span></text:p>
        <text:p text:style-name="P2"><text:span text:style-name="T2">which has been developed using obsolete technology or methods. Because</text:span></text:p>
        <text:p text:style-name="P2"><text:span text:style-name="T2">legacy systems</text:span></text:p>
        <text:p text:style-name="P2"><text:span text:style-name="T2">often perform critical business functions, they have to be maintained.</text:span></text:p>
        <text:p text:style-name="P2"><text:span text:style-name="T1">Lehman’s Laws</text:span></text:p>
        <text:p text:style-name="P2"><text:span text:style-name="T2">A set of hypotheses about the factors that influence the evolution of</text:span></text:p>
        <text:p text:style-name="P2"><text:span text:style-name="T2">complex</text:span></text:p>
        <text:p text:style-name="P2"><text:span text:style-name="T2">software systems.</text:span></text:p>
        <text:p text:style-name="P2"><text:span text:style-name="T1">maintenance</text:span></text:p>
        <text:p text:style-name="P2"><text:span text:style-name="T2">The process of making changes to a system after it has been put into</text:span></text:p>
        <text:p text:style-name="P2"><text:span text:style-name="T2">operation.</text:span></text:p>
        <text:p text:style-name="P2"><text:span text:style-name="T1">mean time to failure (MTTF)</text:span></text:p>
      </text:section>
      <text:section text:style-name="Sect1" text:name="Section18">
        <text:p text:style-name="P2"><text:span text:style-name="T2">The average time between observed system failures. Used in reliability</text:span></text:p>
        <text:p text:style-name="P2"><text:span text:style-name="T2">specification.</text:span></text:p>
        <text:p text:style-name="P2"><text:soft-page-break/><text:span text:style-name="T1">Mentcare system</text:span></text:p>
        <text:p text:style-name="P2"><text:span text:style-name="T2">Mental Health Care Patient Management System. This is a system used to</text:span></text:p>
        <text:p text:style-name="P2"><text:span text:style-name="T2">record</text:span></text:p>
        <text:p text:style-name="P2"><text:span text:style-name="T2">information about consultations and treatments prescribed for people</text:span></text:p>
        <text:p text:style-name="P2"><text:span text:style-name="T2">suffering</text:span></text:p>
        <text:p text:style-name="P2"><text:span text:style-name="T2">from mental health problems. Used as a case study in this book.</text:span></text:p>
        <text:p text:style-name="P2"><text:span text:style-name="T1">middleware</text:span></text:p>
        <text:p text:style-name="P2"><text:span text:style-name="T2">The infrastructure software in a distributed system. It helps manage</text:span></text:p>
        <text:p text:style-name="P2"><text:span text:style-name="T2">interactions</text:span></text:p>
        <text:p text:style-name="P2"><text:span text:style-name="T2">between the distributed entities in the system and the system databases.</text:span></text:p>
        <text:p text:style-name="P2"><text:span text:style-name="T2">Examples</text:span></text:p>
        <text:p text:style-name="P2"><text:span text:style-name="T2">of middleware are an object request broker and a transaction management</text:span></text:p>
        <text:p text:style-name="P2"><text:span text:style-name="T2">system.</text:span></text:p>
        <text:p text:style-name="P2"><text:span text:style-name="T1">misuse case</text:span></text:p>
        <text:p text:style-name="P2"><text:span text:style-name="T2">A description of a possible attack on a system that is associated with a</text:span></text:p>
        <text:p text:style-name="P2"><text:span text:style-name="T2">system use case.</text:span></text:p>
        <text:p text:style-name="P2"><text:span text:style-name="T1">model-driven architecture (MDA)</text:span></text:p>
        <text:p text:style-name="P2"><text:span text:style-name="T2">An approach to software development based on the construction of a set of</text:span></text:p>
        <text:p text:style-name="P2"><text:span text:style-name="T2">system</text:span></text:p>
        <text:p text:style-name="P2"><text:span text:style-name="T2">models, which can be automatically or semi-automatically processed to</text:span></text:p>
        <text:p text:style-name="P2"><text:span text:style-name="T2">generate an</text:span></text:p>
        <text:p text:style-name="P2"><text:span text:style-name="T2">executable system.</text:span></text:p>
        <text:p text:style-name="P2"><text:span text:style-name="T1">766</text:span><text:span text:style-name="T3"> </text:span><text:span text:style-name="T2">Glossary</text:span></text:p>
        <text:p text:style-name="P2"><text:span text:style-name="T1">model checking</text:span></text:p>
        <text:p text:style-name="P2"><text:span text:style-name="T2">A method of static verification where a state model of a system is</text:span></text:p>
        <text:p text:style-name="P2"><text:span text:style-name="T2">exhaustively ana-</text:span></text:p>
        <text:p text:style-name="P2"><text:span text:style-name="T2">lyzed in an attempt to discover unreachable states.</text:span></text:p>
      </text:section>
      <text:section text:style-name="Sect1" text:name="Section19">
        <text:p text:style-name="P2"><text:span text:style-name="T1">model-driven development (MDD)</text:span></text:p>
        <text:p text:style-name="P2"><text:span text:style-name="T2">An approach to software engineering centered around system models that</text:span></text:p>
        <text:p text:style-name="P2"><text:span text:style-name="T2">are expressed in the UML, rather than programming language code. This</text:span></text:p>
        <text:p text:style-name="P2"><text:span text:style-name="T2">extends MDA to consider</text:span></text:p>
        <text:p text:style-name="P2"><text:span text:style-name="T2">activities other than development such as requirements engineering and</text:span></text:p>
        <text:p text:style-name="P2"><text:span text:style-name="T2">testing.</text:span></text:p>
        <text:p text:style-name="P2"><text:soft-page-break/><text:span text:style-name="T1">multi-tenant databases</text:span></text:p>
        <text:p text:style-name="P2"><text:span text:style-name="T2">Databases where information from several different organizations is stored</text:span></text:p>
        <text:p text:style-name="P2"><text:span text:style-name="T2">in the</text:span></text:p>
        <text:p text:style-name="P2"><text:span text:style-name="T2">same database. Used in the implementation of software as a service.</text:span></text:p>
        <text:p text:style-name="P2"><text:span text:style-name="T1">mutual exclusion</text:span></text:p>
        <text:p text:style-name="P2"><text:span text:style-name="T2">A mechanism to ensure that a concurrent process maintains control of</text:span></text:p>
        <text:p text:style-name="P2"><text:span text:style-name="T2">memory until</text:span></text:p>
        <text:p text:style-name="P2"><text:span text:style-name="T2">updates or accesses have been completed.</text:span></text:p>
        <text:p text:style-name="P2"><text:span text:style-name="T1">.NET</text:span></text:p>
        <text:p text:style-name="P2"><text:span text:style-name="T2">A very extensive framework used to develop applications for Microsoft</text:span></text:p>
        <text:p text:style-name="P2"><text:span text:style-name="T2">Windows</text:span></text:p>
        <text:p text:style-name="P2"><text:span text:style-name="T2">systems. Includes a component model that defines standards for</text:span></text:p>
        <text:p text:style-name="P2"><text:span text:style-name="T2">components in</text:span></text:p>
        <text:p text:style-name="P2"><text:span text:style-name="T2">Windows systems and associated middleware to support component</text:span></text:p>
        <text:p text:style-name="P2"><text:span text:style-name="T2">execution.</text:span></text:p>
        <text:p text:style-name="P2"><text:span text:style-name="T1">object class</text:span></text:p>
        <text:p text:style-name="P2"><text:span text:style-name="T2">An object class defines the attributes and operations of objects. Objects are</text:span></text:p>
        <text:p text:style-name="P2"><text:span text:style-name="T2">created at run-time by instantiating the class definition. The object class</text:span></text:p>
        <text:p text:style-name="P2"><text:span text:style-name="T2">name can be used as a type name in some object-oriented languages.</text:span></text:p>
        <text:p text:style-name="P2"><text:span text:style-name="T1">object model</text:span></text:p>
        <text:p text:style-name="P2"><text:span text:style-name="T2">A model of a software system that is structured and organized as a set of</text:span></text:p>
        <text:p text:style-name="P2"><text:span text:style-name="T2">object</text:span></text:p>
        <text:p text:style-name="P2"><text:span text:style-name="T2">classes and the relationships between these classes. Various different</text:span></text:p>
      </text:section>
      <text:section text:style-name="Sect1" text:name="Section20">
        <text:p text:style-name="P2"><text:span text:style-name="T2">perspectives</text:span></text:p>
        <text:p text:style-name="P2"><text:span text:style-name="T2">on the model may exist such as a state perspective and a sequence</text:span></text:p>
        <text:p text:style-name="P2"><text:span text:style-name="T2">perspective.</text:span></text:p>
        <text:p text:style-name="P2"><text:span text:style-name="T1">object-oriented (OO) development</text:span></text:p>
        <text:p text:style-name="P2"><text:span text:style-name="T2">An approach to software development where the fundamental abstractions</text:span></text:p>
        <text:p text:style-name="P2"><text:span text:style-name="T2">in the</text:span></text:p>
        <text:p text:style-name="P2"><text:span text:style-name="T2">system are independent objects. The same type of abstraction is used</text:span></text:p>
        <text:p text:style-name="P2"><text:span text:style-name="T2">during</text:span></text:p>
        <text:p text:style-name="P2"><text:span text:style-name="T2">specification, design and development.</text:span></text:p>
        <text:p text:style-name="P2"><text:span text:style-name="T1">object constraint language (OCL)</text:span></text:p>
        <text:p text:style-name="P2"><text:soft-page-break/><text:span text:style-name="T2">A language that is part of the UML, used to define predicates that apply to</text:span></text:p>
        <text:p text:style-name="P2"><text:span text:style-name="T2">object</text:span></text:p>
        <text:p text:style-name="P2"><text:span text:style-name="T2">classes and interactions in a UML model. The use of the OCL to specify</text:span></text:p>
        <text:p text:style-name="P2"><text:span text:style-name="T2">compo-</text:span></text:p>
        <text:p text:style-name="P2"><text:span text:style-name="T2">nents is a fundamental part of model-driven development.</text:span></text:p>
        <text:p text:style-name="P2"><text:span text:style-name="T1">Object Management Group (OMG)</text:span></text:p>
        <text:p text:style-name="P2"><text:span text:style-name="T2">A group of companies formed to develop standards for object-oriented</text:span></text:p>
        <text:p text:style-name="P2"><text:span text:style-name="T2">develop-</text:span></text:p>
        <text:p text:style-name="P2"><text:span text:style-name="T2">ment. Examples of standards promoted by the OMG are CORBA, UML and</text:span></text:p>
        <text:p text:style-name="P2"><text:span text:style-name="T2">MDA.</text:span></text:p>
        <text:p text:style-name="P2"><text:span text:style-name="T1">open source</text:span></text:p>
        <text:p text:style-name="P2"><text:span text:style-name="T2">An approach to software development where the source code for a system</text:span></text:p>
        <text:p text:style-name="P2"><text:span text:style-name="T2">is made public and external users are encouraged to participate in the</text:span></text:p>
        <text:p text:style-name="P2"><text:span text:style-name="T2">development of the system.</text:span></text:p>
        <text:p text:style-name="P2"><text:span text:style-name="T2">Glossary</text:span><text:span text:style-name="T3"> </text:span><text:span text:style-name="T1">767</text:span></text:p>
        <text:p text:style-name="P2"><text:span text:style-name="T1">operational profile</text:span></text:p>
        <text:p text:style-name="P2"><text:span text:style-name="T2">A set of artificial system inputs that reflect the pattern of inputs that are</text:span></text:p>
        <text:p text:style-name="P2"><text:span text:style-name="T2">processed in an operational system. Used in reliability testing.</text:span></text:p>
      </text:section>
      <text:section text:style-name="Sect1" text:name="Section21">
        <text:p text:style-name="P2"><text:span text:style-name="T1">pair programming</text:span></text:p>
        <text:p text:style-name="P2"><text:span text:style-name="T2">A development situation where programmers work in pairs, rather than</text:span></text:p>
        <text:p text:style-name="P2"><text:span text:style-name="T2">individually,</text:span></text:p>
        <text:p text:style-name="P2"><text:span text:style-name="T2">to develop code. A fundamental part of extreme programming.</text:span></text:p>
        <text:p text:style-name="P2"><text:span text:style-name="T1">peer-to-peer system</text:span></text:p>
        <text:p text:style-name="P2"><text:span text:style-name="T2">A distributed system where there is no distinction between clients and</text:span></text:p>
        <text:p text:style-name="P2"><text:span text:style-name="T2">servers.</text:span></text:p>
        <text:p text:style-name="P2"><text:span text:style-name="T2">Computers in the system can act as both clients and servers. Peer-to-peer</text:span></text:p>
        <text:p text:style-name="P2"><text:span text:style-name="T2">applications include file sharing, instant messaging and cooperation</text:span></text:p>
        <text:p text:style-name="P2"><text:span text:style-name="T2">support systems.</text:span></text:p>
        <text:p text:style-name="P2"><text:span text:style-name="T1">People Capability Maturity Model (P-CMM)</text:span></text:p>
        <text:p text:style-name="P2"><text:span text:style-name="T2">A process maturity model that reflects how effective an organization is at</text:span></text:p>
        <text:p text:style-name="P2"><text:span text:style-name="T2">managing</text:span></text:p>
        <text:p text:style-name="P2"><text:span text:style-name="T2">the skills, training and experience of the people in that organization.</text:span></text:p>
        <text:p text:style-name="P2"><text:span text:style-name="T1">plan-driven process</text:span></text:p>
        <text:p text:style-name="P2"><text:soft-page-break/><text:span text:style-name="T2">A software process where all of the process activities are planned before</text:span></text:p>
        <text:p text:style-name="P2"><text:span text:style-name="T2">the soft-</text:span></text:p>
        <text:p text:style-name="P2"><text:span text:style-name="T2">ware is developed.</text:span></text:p>
        <text:p text:style-name="P2"><text:span text:style-name="T1">planning game</text:span></text:p>
        <text:p text:style-name="P2"><text:span text:style-name="T2">An approach to project planning based on estimating the time required to</text:span></text:p>
        <text:p text:style-name="P2"><text:span text:style-name="T2">imple-</text:span></text:p>
        <text:p text:style-name="P2"><text:span text:style-name="T2">ment user stories. Used in some agile methods.</text:span></text:p>
        <text:p text:style-name="P2"><text:span text:style-name="T1">predictor metric</text:span></text:p>
        <text:p text:style-name="P2"><text:span text:style-name="T2">A software metric that is used as a basis for making predictions about the</text:span></text:p>
        <text:p text:style-name="P2"><text:span text:style-name="T2">characteristics of a software system, such as its reliability or</text:span></text:p>
        <text:p text:style-name="P2"><text:span text:style-name="T2">maintainability.</text:span></text:p>
        <text:p text:style-name="P2"><text:span text:style-name="T1">probability of failure on demand (POFOD)</text:span></text:p>
        <text:p text:style-name="P2"><text:span text:style-name="T2">A reliability metric that is based on the likelihood of a software system</text:span></text:p>
      </text:section>
      <text:section text:style-name="Sect1" text:name="Section22">
        <text:p text:style-name="P2"><text:span text:style-name="T2">failing</text:span></text:p>
        <text:p text:style-name="P2"><text:span text:style-name="T2">when a demand for its services is made.</text:span></text:p>
        <text:p text:style-name="P2"><text:span text:style-name="T1">process improvement</text:span></text:p>
        <text:p text:style-name="P2"><text:span text:style-name="T2">Changing a software development process with the aim of making that</text:span></text:p>
        <text:p text:style-name="P2"><text:span text:style-name="T2">process</text:span></text:p>
        <text:p text:style-name="P2"><text:span text:style-name="T2">more efficient or improving the quality of its outputs. For example, if your</text:span></text:p>
        <text:p text:style-name="P2"><text:span text:style-name="T2">aim is</text:span></text:p>
        <text:p text:style-name="P2"><text:span text:style-name="T2">to reduce the number of defects in the delivered software, you might</text:span></text:p>
        <text:p text:style-name="P2"><text:span text:style-name="T2">improve a</text:span></text:p>
        <text:p text:style-name="P2"><text:span text:style-name="T2">process by adding new validation activities.</text:span></text:p>
        <text:p text:style-name="P2"><text:span text:style-name="T1">process model</text:span></text:p>
        <text:p text:style-name="P2"><text:span text:style-name="T2">An abstract representation of a process. Process models may be developed</text:span></text:p>
        <text:p text:style-name="P2"><text:span text:style-name="T2">from</text:span></text:p>
        <text:p text:style-name="P2"><text:span text:style-name="T2">various perspectives and can show the activities involved in a process, the</text:span></text:p>
        <text:p text:style-name="P2"><text:span text:style-name="T2">artifacts used in the process, constraints that apply to the process, and the</text:span></text:p>
        <text:p text:style-name="P2"><text:span text:style-name="T2">roles of the people enacting the process.</text:span></text:p>
        <text:p text:style-name="P2"><text:span text:style-name="T1">process maturity model</text:span></text:p>
        <text:p text:style-name="P2"><text:span text:style-name="T2">A model of the extent to which a process includes good practice and</text:span></text:p>
        <text:p text:style-name="P2"><text:span text:style-name="T2">reflective and</text:span></text:p>
        <text:p text:style-name="P2"><text:span text:style-name="T2">measurement capabilities that are geared to process improvement.</text:span></text:p>
        <text:p text:style-name="P2"><text:soft-page-break/><text:span text:style-name="T1">768</text:span><text:span text:style-name="T3"> </text:span><text:span text:style-name="T2">Glossary</text:span></text:p>
        <text:p text:style-name="P2"><text:span text:style-name="T1">program evolution dynamics</text:span></text:p>
        <text:p text:style-name="P2"><text:span text:style-name="T2">The study of the ways in which an evolving software system changes. It is</text:span></text:p>
        <text:p text:style-name="P2"><text:span text:style-name="T2">claimed</text:span></text:p>
        <text:p text:style-name="P2"><text:span text:style-name="T2">that Lehman’s Laws govern the dynamics of program evolution.</text:span></text:p>
        <text:p text:style-name="P2"><text:span text:style-name="T1">program generator</text:span></text:p>
        <text:p text:style-name="P2"><text:span text:style-name="T2">A program that generates another program from a high-level, abstract</text:span></text:p>
        <text:p text:style-name="P2"><text:span text:style-name="T2">specification.</text:span></text:p>
      </text:section>
      <text:section text:style-name="Sect1" text:name="Section23">
        <text:p text:style-name="P2"><text:span text:style-name="T2">The generator embeds knowledge that is reused in each generation</text:span></text:p>
        <text:p text:style-name="P2"><text:span text:style-name="T2">activity.</text:span></text:p>
        <text:p text:style-name="P2"><text:span text:style-name="T1">program inspection</text:span></text:p>
        <text:p text:style-name="P2"><text:span text:style-name="T2">A review where a group of inspectors examine a program, line by line,</text:span></text:p>
        <text:p text:style-name="P2"><text:span text:style-name="T2">with the aim</text:span></text:p>
        <text:p text:style-name="P2"><text:span text:style-name="T2">of detecting program errors. A checklist of common programming errors</text:span></text:p>
        <text:p text:style-name="P2"><text:span text:style-name="T2">often</text:span></text:p>
        <text:p text:style-name="P2"><text:span text:style-name="T2">drives inspections.</text:span></text:p>
        <text:p text:style-name="P2"><text:span text:style-name="T1">Python</text:span></text:p>
        <text:p text:style-name="P2"><text:span text:style-name="T2">A programming language with dynamic types, which is particularly well-</text:span></text:p>
        <text:p text:style-name="P2"><text:span text:style-name="T2">suited to</text:span></text:p>
        <text:p text:style-name="P2"><text:span text:style-name="T2">the development of web-based systems.</text:span></text:p>
        <text:p text:style-name="P2"><text:span text:style-name="T1">quality management (QM)</text:span></text:p>
        <text:p text:style-name="P2"><text:span text:style-name="T2">The set of processes concerned with defining how software quality can be</text:span></text:p>
        <text:p text:style-name="P2"><text:span text:style-name="T2">achieved</text:span></text:p>
        <text:p text:style-name="P2"><text:span text:style-name="T2">and how the organization developing the software knows that the software</text:span></text:p>
        <text:p text:style-name="P2"><text:span text:style-name="T2">has met</text:span></text:p>
        <text:p text:style-name="P2"><text:span text:style-name="T2">the required level of quality.</text:span></text:p>
        <text:p text:style-name="P2"><text:span text:style-name="T1">quality plan</text:span></text:p>
        <text:p text:style-name="P2"><text:span text:style-name="T2">A plan that defines the quality processes and procedures that should be</text:span></text:p>
        <text:p text:style-name="P2"><text:span text:style-name="T2">used. This</text:span></text:p>
        <text:p text:style-name="P2"><text:span text:style-name="T2">involves selecting and instantiating standards for products and processes</text:span></text:p>
        <text:p text:style-name="P2"><text:span text:style-name="T2">and defin-</text:span></text:p>
        <text:p text:style-name="P2"><text:span text:style-name="T2">ing the system quality attributes that are most important.</text:span></text:p>
        <text:p text:style-name="P2"><text:span text:style-name="T1">rapid application development (RAD)</text:span></text:p>
        <text:p text:style-name="P2"><text:soft-page-break/><text:span text:style-name="T2">An approach to software development aimed at rapid delivery of the</text:span></text:p>
        <text:p text:style-name="P2"><text:span text:style-name="T2">software. It</text:span></text:p>
        <text:p text:style-name="P2"><text:span text:style-name="T2">often involves the use of database programming and development support</text:span></text:p>
        <text:p text:style-name="P2"><text:span text:style-name="T2">tools</text:span></text:p>
      </text:section>
      <text:section text:style-name="Sect1" text:name="Section24">
        <text:p text:style-name="P2"><text:span text:style-name="T2">such as screen and report generators.</text:span></text:p>
        <text:p text:style-name="P2"><text:span text:style-name="T1">rate of occurrence of failure (ROCOF)</text:span></text:p>
        <text:p text:style-name="P2"><text:span text:style-name="T2">A reliability metric that is based on the number of observed failures of a</text:span></text:p>
        <text:p text:style-name="P2"><text:span text:style-name="T2">system in a given time period.</text:span></text:p>
        <text:p text:style-name="P2"><text:span text:style-name="T1">Rational Unified Process (RUP)</text:span></text:p>
        <text:p text:style-name="P2"><text:span text:style-name="T2">A generic software process model that presents software development as a</text:span></text:p>
        <text:p text:style-name="P2"><text:span text:style-name="T2">four-</text:span></text:p>
        <text:p text:style-name="P2"><text:span text:style-name="T2">phase iterative activity, where the phases are inception, elaboration,</text:span></text:p>
        <text:p text:style-name="P2"><text:span text:style-name="T2">construction</text:span></text:p>
        <text:p text:style-name="P2"><text:span text:style-name="T2">and transition. Inception establishes a business case for the system,</text:span></text:p>
        <text:p text:style-name="P2"><text:span text:style-name="T2">elaboration</text:span></text:p>
        <text:p text:style-name="P2"><text:span text:style-name="T2">defines the architecture, construction implements the system, and</text:span></text:p>
        <text:p text:style-name="P2"><text:span text:style-name="T2">transition deploys the system in the customer’s environment.</text:span></text:p>
        <text:p text:style-name="P2"><text:span text:style-name="T1">real-time system</text:span></text:p>
        <text:p text:style-name="P2"><text:span text:style-name="T2">A system that has to recognize and process external events in ’real-time’.</text:span></text:p>
        <text:p text:style-name="P2"><text:span text:style-name="T2">The</text:span></text:p>
        <text:p text:style-name="P2"><text:span text:style-name="T2">correctness of the system does not just depend on what it does but also on</text:span></text:p>
        <text:p text:style-name="P2"><text:span text:style-name="T2">how quickly it does it. Real-time systems are usually organized as a set of</text:span></text:p>
        <text:p text:style-name="P2"><text:span text:style-name="T2">concurrent processes.</text:span></text:p>
        <text:p text:style-name="P2"><text:span text:style-name="T2">Glossary</text:span><text:span text:style-name="T3"> </text:span><text:span text:style-name="T1">769</text:span></text:p>
        <text:p text:style-name="P2"><text:span text:style-name="T1">reductionism</text:span></text:p>
        <text:p text:style-name="P2"><text:span text:style-name="T2">An engineering approach that relies on breaking down a problem to sub-</text:span></text:p>
        <text:p text:style-name="P2"><text:span text:style-name="T2">problems,</text:span></text:p>
        <text:p text:style-name="P2"><text:span text:style-name="T2">solving these sub-problems independently then integrating these solutions</text:span></text:p>
        <text:p text:style-name="P2"><text:span text:style-name="T2">to create</text:span></text:p>
        <text:p text:style-name="P2"><text:span text:style-name="T2">the solution to the larger problem.</text:span></text:p>
        <text:p text:style-name="P2"><text:span text:style-name="T1">reengineering</text:span></text:p>
      </text:section>
      <text:section text:style-name="Sect1" text:name="Section25">
        <text:p text:style-name="P2"><text:span text:style-name="T2">The modification of a software system to make it easier to understand and</text:span></text:p>
        <text:p text:style-name="P2"><text:span text:style-name="T2">change.</text:span></text:p>
        <text:p text:style-name="P2"><text:soft-page-break/><text:span text:style-name="T2">Reengineering often involves software and data restructuring and</text:span></text:p>
        <text:p text:style-name="P2"><text:span text:style-name="T2">organization,</text:span></text:p>
        <text:p text:style-name="P2"><text:span text:style-name="T2">program simplification and redocumentation.</text:span></text:p>
        <text:p text:style-name="P2"><text:span text:style-name="T1">reengineering, business process</text:span></text:p>
        <text:p text:style-name="P2"><text:span text:style-name="T2">Changing a business process to meet a new organizational objective such</text:span></text:p>
        <text:p text:style-name="P2"><text:span text:style-name="T2">as</text:span></text:p>
        <text:p text:style-name="P2"><text:span text:style-name="T2">reduced cost and faster execution.</text:span></text:p>
        <text:p text:style-name="P2"><text:span text:style-name="T1">refactoring</text:span></text:p>
        <text:p text:style-name="P2"><text:span text:style-name="T2">Modifying a program to improve its structure and readability without</text:span></text:p>
        <text:p text:style-name="P2"><text:span text:style-name="T2">changing its</text:span></text:p>
        <text:p text:style-name="P2"><text:span text:style-name="T2">functionality.</text:span></text:p>
        <text:p text:style-name="P2"><text:span text:style-name="T1">reference architecture</text:span></text:p>
        <text:p text:style-name="P2"><text:span text:style-name="T2">A generic, idealized architecture that includes all the features that systems</text:span></text:p>
        <text:p text:style-name="P2"><text:span text:style-name="T2">might</text:span></text:p>
        <text:p text:style-name="P2"><text:span text:style-name="T2">incorporate. It is a way of informing designers about the general structure</text:span></text:p>
        <text:p text:style-name="P2"><text:span text:style-name="T2">of that</text:span></text:p>
        <text:p text:style-name="P2"><text:span text:style-name="T2">class of system rather than a basis for creating a specific system</text:span></text:p>
        <text:p text:style-name="P2"><text:span text:style-name="T2">architecture.</text:span></text:p>
        <text:p text:style-name="P2"><text:span text:style-name="T1">release</text:span></text:p>
        <text:p text:style-name="P2"><text:span text:style-name="T2">A version of a software system that is made available to system customers.</text:span></text:p>
        <text:p text:style-name="P2"><text:span text:style-name="T1">reliability</text:span></text:p>
        <text:p text:style-name="P2"><text:span text:style-name="T2">The ability of a system to deliver services as specified. Reliability can be</text:span></text:p>
        <text:p text:style-name="P2"><text:span text:style-name="T2">specified quantitatively as a probability of failure on demand or as the</text:span></text:p>
        <text:p text:style-name="P2"><text:span text:style-name="T2">rate of occurrence</text:span></text:p>
        <text:p text:style-name="P2"><text:span text:style-name="T2">of failure.</text:span></text:p>
        <text:p text:style-name="P2"><text:span text:style-name="T1">reliability growth modeling</text:span></text:p>
      </text:section>
      <text:section text:style-name="Sect1" text:name="Section26">
        <text:p text:style-name="P2"><text:span text:style-name="T2">The development of a model of how the reliability of a system changes</text:span></text:p>
        <text:p text:style-name="P2"><text:span text:style-name="T2">(improves)</text:span></text:p>
        <text:p text:style-name="P2"><text:span text:style-name="T2">as it is tested and program defects are removed.</text:span></text:p>
        <text:p text:style-name="P2"><text:span text:style-name="T1">requirement, functional</text:span></text:p>
        <text:p text:style-name="P2"><text:span text:style-name="T2">A statement of some function or feature that should be implemented in a</text:span></text:p>
        <text:p text:style-name="P2"><text:span text:style-name="T2">system.</text:span></text:p>
        <text:p text:style-name="P2"><text:span text:style-name="T1">requirement, non-functional</text:span></text:p>
        <text:p text:style-name="P2"><text:soft-page-break/><text:span text:style-name="T2">A statement of a constraint or expected behavior that applies to a system.</text:span></text:p>
        <text:p text:style-name="P2"><text:span text:style-name="T2">This</text:span></text:p>
        <text:p text:style-name="P2"><text:span text:style-name="T2">constraint may refer to the emergent properties of the software that is</text:span></text:p>
        <text:p text:style-name="P2"><text:span text:style-name="T2">being</text:span></text:p>
        <text:p text:style-name="P2"><text:span text:style-name="T2">developed or to the development process.</text:span></text:p>
        <text:p text:style-name="P2"><text:span text:style-name="T1">requirements management</text:span></text:p>
        <text:p text:style-name="P2"><text:span text:style-name="T2">The process of managing changes to requirements to ensure that the</text:span></text:p>
        <text:p text:style-name="P2"><text:span text:style-name="T2">changes made</text:span></text:p>
        <text:p text:style-name="P2"><text:span text:style-name="T2">are properly analyzed and tracked through the system.</text:span></text:p>
        <text:p text:style-name="P2"><text:span text:style-name="T1">resilience</text:span></text:p>
        <text:p text:style-name="P2"><text:span text:style-name="T2">A judgement of how well a system can maintain the continuity of its</text:span></text:p>
        <text:p text:style-name="P2"><text:span text:style-name="T2">critical services in the presence of disruptive events, such as equipment</text:span></text:p>
        <text:p text:style-name="P2"><text:span text:style-name="T2">failure and cyberattacks.</text:span></text:p>
        <text:p text:style-name="P2"><text:span text:style-name="T1">770</text:span><text:span text:style-name="T3"> </text:span><text:span text:style-name="T2">Glossary</text:span></text:p>
        <text:p text:style-name="P2"><text:span text:style-name="T1">REST</text:span></text:p>
        <text:p text:style-name="P2"><text:span text:style-name="T2">REST (Representational State Transfer) is a style of development based</text:span></text:p>
        <text:p text:style-name="P2"><text:span text:style-name="T2">around</text:span></text:p>
        <text:p text:style-name="P2"><text:span text:style-name="T2">simple client/server interaction which uses the HTTP protocol for</text:span></text:p>
        <text:p text:style-name="P2"><text:span text:style-name="T2">communications.</text:span></text:p>
        <text:p text:style-name="P2"><text:span text:style-name="T2">REST is based around the idea of an identifiable resource, which has a</text:span></text:p>
        <text:p text:style-name="P2"><text:span text:style-name="T2">URI. All</text:span></text:p>
        <text:p text:style-name="P2"><text:span text:style-name="T2">interaction with resources is based on HTTP POST, GET, PUT and</text:span></text:p>
      </text:section>
      <text:section text:style-name="Sect1" text:name="Section27">
        <text:p text:style-name="P2"><text:span text:style-name="T2">DELETE.</text:span></text:p>
        <text:p text:style-name="P2"><text:span text:style-name="T2">Widely used for implementing low overhead web services (RESTful</text:span></text:p>
        <text:p text:style-name="P2"><text:span text:style-name="T2">services).</text:span></text:p>
        <text:p text:style-name="P2"><text:span text:style-name="T1">revision control systems</text:span></text:p>
        <text:p text:style-name="P2"><text:span text:style-name="T2">See version control systems.</text:span></text:p>
        <text:p text:style-name="P2"><text:span text:style-name="T1">risk</text:span></text:p>
        <text:p text:style-name="P2"><text:span text:style-name="T2">An undesirable outcome that poses a threat to the achievement of some</text:span></text:p>
        <text:p text:style-name="P2"><text:span text:style-name="T2">objective. A</text:span></text:p>
        <text:p text:style-name="P2"><text:span text:style-name="T2">process risk threatens the schedule or cost of a process; a product risk is a</text:span></text:p>
        <text:p text:style-name="P2"><text:span text:style-name="T2">risk that may mean that some of the system requirements may not be</text:span></text:p>
        <text:p text:style-name="P2"><text:span text:style-name="T2">achieved. A safety risk</text:span></text:p>
        <text:p text:style-name="P2"><text:soft-page-break/><text:span text:style-name="T2">is a measure of the probability that a hazard will lead to an accident.</text:span></text:p>
        <text:p text:style-name="P2"><text:span text:style-name="T1">risk management</text:span></text:p>
        <text:p text:style-name="P2"><text:span text:style-name="T2">The process of identifying risks, assessing their severity, planning</text:span></text:p>
        <text:p text:style-name="P2"><text:span text:style-name="T2">measures to</text:span></text:p>
        <text:p text:style-name="P2"><text:span text:style-name="T2">put in place if the risks arise and monitoring the software and the software</text:span></text:p>
        <text:p text:style-name="P2"><text:span text:style-name="T2">process for risks.</text:span></text:p>
        <text:p text:style-name="P2"><text:span text:style-name="T1">Ruby</text:span></text:p>
        <text:p text:style-name="P2"><text:span text:style-name="T2">A programming language with dynamic types that is particularly well-</text:span></text:p>
        <text:p text:style-name="P2"><text:span text:style-name="T2">suited to web</text:span></text:p>
        <text:p text:style-name="P2"><text:span text:style-name="T2">application programming.</text:span></text:p>
        <text:p text:style-name="P2"><text:span text:style-name="T1">SaaS</text:span></text:p>
        <text:p text:style-name="P2"><text:span text:style-name="T2">See software as a service.</text:span></text:p>
        <text:p text:style-name="P2"><text:span text:style-name="T1">safety</text:span></text:p>
        <text:p text:style-name="P2"><text:span text:style-name="T2">The ability of a system to operate without behavior that may injure or kill</text:span></text:p>
        <text:p text:style-name="P2"><text:span text:style-name="T2">people or damage the system’s environment.</text:span></text:p>
        <text:p text:style-name="P2"><text:span text:style-name="T1">safety case</text:span></text:p>
        <text:p text:style-name="P2"><text:span text:style-name="T2">A body of evidence and structured argument from that evidence that a</text:span></text:p>
      </text:section>
      <text:section text:style-name="Sect1" text:name="Section28">
        <text:p text:style-name="P2"><text:span text:style-name="T2">system is</text:span></text:p>
        <text:p text:style-name="P2"><text:span text:style-name="T2">safe and/or secure. Many critical systems must have associated safety</text:span></text:p>
        <text:p text:style-name="P2"><text:span text:style-name="T2">cases that</text:span></text:p>
        <text:p text:style-name="P2"><text:span text:style-name="T2">are assessed and approved by external regulators before the system is</text:span></text:p>
        <text:p text:style-name="P2"><text:span text:style-name="T2">certified</text:span></text:p>
        <text:p text:style-name="P2"><text:span text:style-name="T2">for use.</text:span></text:p>
        <text:p text:style-name="P2"><text:span text:style-name="T1">SAP</text:span></text:p>
        <text:p text:style-name="P2"><text:span text:style-name="T2">A German company that has developed a well-known and widely-used</text:span></text:p>
        <text:p text:style-name="P2"><text:span text:style-name="T2">ERP</text:span></text:p>
        <text:p text:style-name="P2"><text:span text:style-name="T2">system. It also refers to the name given to the ERP system itself.</text:span></text:p>
        <text:p text:style-name="P2"><text:span text:style-name="T1">scenario</text:span></text:p>
        <text:p text:style-name="P2"><text:span text:style-name="T2">A description of one typical way in which a system is used or a user</text:span></text:p>
        <text:p text:style-name="P2"><text:span text:style-name="T2">carries out</text:span></text:p>
        <text:p text:style-name="P2"><text:span text:style-name="T2">some activity.</text:span></text:p>
        <text:p text:style-name="P2"><text:span text:style-name="T1">scenario testing</text:span></text:p>
        <text:p text:style-name="P2"><text:span text:style-name="T2">An approach to software testing where test cases are derived from a</text:span></text:p>
        <text:p text:style-name="P2"><text:soft-page-break/><text:span text:style-name="T2">scenario of</text:span></text:p>
        <text:p text:style-name="P2"><text:span text:style-name="T2">system use.</text:span></text:p>
        <text:p text:style-name="P2"><text:span text:style-name="T2">Glossary</text:span><text:span text:style-name="T3"> </text:span><text:span text:style-name="T1">771</text:span></text:p>
        <text:p text:style-name="P2"><text:span text:style-name="T1">Scrum</text:span></text:p>
        <text:p text:style-name="P2"><text:span text:style-name="T2">An agile method of development, which is based on sprints – short</text:span></text:p>
        <text:p text:style-name="P2"><text:span text:style-name="T2">development,</text:span></text:p>
        <text:p text:style-name="P2"><text:span text:style-name="T2">cycles. Scrum may be used as a basis for agile project management</text:span></text:p>
        <text:p text:style-name="P2"><text:span text:style-name="T2">alongside other</text:span></text:p>
        <text:p text:style-name="P2"><text:span text:style-name="T2">agile methods such as XP.</text:span></text:p>
        <text:p text:style-name="P2"><text:span text:style-name="T1">security</text:span></text:p>
      </text:section>
      <text:section text:style-name="Sect1" text:name="Section29">
        <text:p text:style-name="P2"><text:span text:style-name="T2">The ability of a system to protect itself against accidental or deliberate</text:span></text:p>
        <text:p text:style-name="P2"><text:span text:style-name="T2">intrusion.</text:span></text:p>
        <text:p text:style-name="P2"><text:span text:style-name="T2">Security includes confidentiality, integrity and availability.</text:span></text:p>
        <text:p text:style-name="P2"><text:span text:style-name="T1">SEI</text:span></text:p>
        <text:p text:style-name="P2"><text:span text:style-name="T2">Software Engineering Institute. A software engineering research and</text:span></text:p>
        <text:p text:style-name="P2"><text:span text:style-name="T2">technology</text:span></text:p>
        <text:p text:style-name="P2"><text:span text:style-name="T2">transfer center, founded with the aim of improving the standard of</text:span></text:p>
        <text:p text:style-name="P2"><text:span text:style-name="T2">software</text:span></text:p>
        <text:p text:style-name="P2"><text:span text:style-name="T2">engineering in US companies.</text:span></text:p>
        <text:p text:style-name="P2"><text:span text:style-name="T1">sequence diagram</text:span></text:p>
        <text:p text:style-name="P2"><text:span text:style-name="T2">A diagram that shows the sequence of interactions required to complete</text:span></text:p>
        <text:p text:style-name="P2"><text:span text:style-name="T2">some</text:span></text:p>
        <text:p text:style-name="P2"><text:span text:style-name="T2">operation. In the UML, sequence diagrams may be associated with use</text:span></text:p>
        <text:p text:style-name="P2"><text:span text:style-name="T2">cases.</text:span></text:p>
        <text:p text:style-name="P2"><text:span text:style-name="T1">server</text:span></text:p>
        <text:p text:style-name="P2"><text:span text:style-name="T2">A program that provides a service to other (client) programs.</text:span></text:p>
        <text:p text:style-name="P2"><text:span text:style-name="T1">service</text:span></text:p>
        <text:p text:style-name="P2"><text:span text:style-name="T2">See web service.</text:span></text:p>
        <text:p text:style-name="P2"><text:span text:style-name="T1">socio-technical system</text:span></text:p>
        <text:p text:style-name="P2"><text:span text:style-name="T2">A system, including hardware and software components, that has defined</text:span></text:p>
        <text:p text:style-name="P2"><text:span text:style-name="T2">operational</text:span></text:p>
        <text:p text:style-name="P2"><text:span text:style-name="T2">processes followed by human operators and which operates within an</text:span></text:p>
        <text:p text:style-name="P2"><text:span text:style-name="T2">organization.</text:span></text:p>
        <text:p text:style-name="P2"><text:soft-page-break/><text:span text:style-name="T2">It is therefore influenced by organizational policies, procedures and</text:span></text:p>
        <text:p text:style-name="P2"><text:span text:style-name="T2">structures.</text:span></text:p>
        <text:p text:style-name="P2"><text:span text:style-name="T1">software analytics</text:span></text:p>
        <text:p text:style-name="P2"><text:span text:style-name="T2">Automated analysis of static and dynamic data about software systems to</text:span></text:p>
        <text:p text:style-name="P2"><text:span text:style-name="T2">discover</text:span></text:p>
      </text:section>
      <text:section text:style-name="Sect1" text:name="Section30">
        <text:p text:style-name="P2"><text:span text:style-name="T2">relationships between these data. These relationships may provide insights</text:span></text:p>
        <text:p text:style-name="P2"><text:span text:style-name="T2">about</text:span></text:p>
        <text:p text:style-name="P2"><text:span text:style-name="T2">possible ways to improve the quality of the software.</text:span></text:p>
        <text:p text:style-name="P2"><text:span text:style-name="T1">software architecture</text:span></text:p>
        <text:p text:style-name="P2"><text:span text:style-name="T2">A model of the fundamental structure and organization of a software</text:span></text:p>
        <text:p text:style-name="P2"><text:span text:style-name="T2">system.</text:span></text:p>
        <text:p text:style-name="P2"><text:span text:style-name="T1">software as a service (SaaS)</text:span></text:p>
        <text:p text:style-name="P2"><text:span text:style-name="T2">Software applications that are accessed remotely through a web browser</text:span></text:p>
        <text:p text:style-name="P2"><text:span text:style-name="T2">rather than</text:span></text:p>
        <text:p text:style-name="P2"><text:span text:style-name="T2">installed on local computers. Increasingly used to deliver application</text:span></text:p>
        <text:p text:style-name="P2"><text:span text:style-name="T2">services to</text:span></text:p>
        <text:p text:style-name="P2"><text:span text:style-name="T2">end-users.</text:span></text:p>
        <text:p text:style-name="P2"><text:span text:style-name="T1">software development life cycle</text:span></text:p>
        <text:p text:style-name="P2"><text:span text:style-name="T2">Often used as another name for the software process. Originally coined to</text:span></text:p>
        <text:p text:style-name="P2"><text:span text:style-name="T2">refer to</text:span></text:p>
        <text:p text:style-name="P2"><text:span text:style-name="T2">the waterfall model of the software process.</text:span></text:p>
        <text:p text:style-name="P2"><text:span text:style-name="T1">software metric</text:span></text:p>
        <text:p text:style-name="P2"><text:span text:style-name="T2">An attribute of a software system or process that can be expressed</text:span></text:p>
        <text:p text:style-name="P2"><text:span text:style-name="T2">numerically and</text:span></text:p>
        <text:p text:style-name="P2"><text:span text:style-name="T2">measured. Process metrics are attributes of the process such as the time</text:span></text:p>
        <text:p text:style-name="P2"><text:span text:style-name="T2">taken to</text:span></text:p>
        <text:p text:style-name="P2"><text:span text:style-name="T2">complete a task; product metrics are attributes of the software itself such</text:span></text:p>
        <text:p text:style-name="P2"><text:span text:style-name="T2">as size</text:span></text:p>
        <text:p text:style-name="P2"><text:span text:style-name="T2">or complexity.</text:span></text:p>
        <text:p text:style-name="P2"><text:span text:style-name="T1">772</text:span><text:span text:style-name="T3"> </text:span><text:span text:style-name="T2">Glossary</text:span></text:p>
        <text:p text:style-name="P2"><text:span text:style-name="T1">software process</text:span></text:p>
        <text:p text:style-name="P2"><text:span text:style-name="T2">The activities and processes that are involved in developing and evolving</text:span></text:p>
        <text:p text:style-name="P2"><text:span text:style-name="T2">a soft-</text:span></text:p>
      </text:section>
      <text:section text:style-name="Sect1" text:name="Section31">
        <text:p text:style-name="P2"><text:soft-page-break/><text:span text:style-name="T2">ware system.</text:span></text:p>
        <text:p text:style-name="P2"><text:span text:style-name="T1">software product line</text:span></text:p>
        <text:p text:style-name="P2"><text:span text:style-name="T2">See application family.</text:span></text:p>
        <text:p text:style-name="P2"><text:span text:style-name="T1">spiral model</text:span></text:p>
        <text:p text:style-name="P2"><text:span text:style-name="T2">A model of a development process where the process is represented as a</text:span></text:p>
        <text:p text:style-name="P2"><text:span text:style-name="T2">spiral,</text:span></text:p>
        <text:p text:style-name="P2"><text:span text:style-name="T2">with each round of the spiral incorporating the different stages in the</text:span></text:p>
        <text:p text:style-name="P2"><text:span text:style-name="T2">process. As</text:span></text:p>
        <text:p text:style-name="P2"><text:span text:style-name="T2">you move from one round of the spiral to another, you repeat all of the</text:span></text:p>
        <text:p text:style-name="P2"><text:span text:style-name="T2">stages of</text:span></text:p>
        <text:p text:style-name="P2"><text:span text:style-name="T2">the process.</text:span></text:p>
        <text:p text:style-name="P2"><text:span text:style-name="T1">state diagram</text:span></text:p>
        <text:p text:style-name="P2"><text:span text:style-name="T2">A UML diagram type that shows the states of a system and the events that</text:span></text:p>
        <text:p text:style-name="P2"><text:span text:style-name="T2">trigger a</text:span></text:p>
        <text:p text:style-name="P2"><text:span text:style-name="T2">transition from one state to another.</text:span></text:p>
        <text:p text:style-name="P2"><text:span text:style-name="T1">static analysis</text:span></text:p>
        <text:p text:style-name="P2"><text:span text:style-name="T2">Tool-based analysis of a program’s source code to discover errors and</text:span></text:p>
        <text:p text:style-name="P2"><text:span text:style-name="T2">anomalies.</text:span></text:p>
        <text:p text:style-name="P2"><text:span text:style-name="T2">Anomalies, such as successive assignments to a variable with no</text:span></text:p>
        <text:p text:style-name="P2"><text:span text:style-name="T2">intermediate use</text:span></text:p>
        <text:p text:style-name="P2"><text:span text:style-name="T2">may be indicators of programming errors.</text:span></text:p>
        <text:p text:style-name="P2"><text:span text:style-name="T1">structured method</text:span></text:p>
        <text:p text:style-name="P2"><text:span text:style-name="T2">A method of software design that defines the system models that should be</text:span></text:p>
        <text:p text:style-name="P2"><text:span text:style-name="T2">devel-</text:span></text:p>
        <text:p text:style-name="P2"><text:span text:style-name="T2">oped, the rules and guidelines that should apply to these models and a</text:span></text:p>
        <text:p text:style-name="P2"><text:span text:style-name="T2">process to be followed in developing the design.</text:span></text:p>
        <text:p text:style-name="P2"><text:span text:style-name="T1">Structured Query Language (SQL)</text:span></text:p>
        <text:p text:style-name="P2"><text:span text:style-name="T2">A standard language used for relational database programming.</text:span></text:p>
      </text:section>
      <text:section text:style-name="Sect1" text:name="Section32">
        <text:p text:style-name="P2"><text:span text:style-name="T1">Subversion</text:span></text:p>
        <text:p text:style-name="P2"><text:span text:style-name="T2">A widely-used, open source version control and system building tool that</text:span></text:p>
        <text:p text:style-name="P2"><text:span text:style-name="T2">is avail-</text:span></text:p>
        <text:p text:style-name="P2"><text:span text:style-name="T2">able on a range of platforms.</text:span></text:p>
        <text:p text:style-name="P2"><text:span text:style-name="T1">Swiss cheese model</text:span></text:p>
        <text:p text:style-name="P2"><text:soft-page-break/><text:span text:style-name="T2">A model of system defenses against operator failure or cyberattack that</text:span></text:p>
        <text:p text:style-name="P2"><text:span text:style-name="T2">takes vul-</text:span></text:p>
        <text:p text:style-name="P2"><text:span text:style-name="T2">nerabilities in these defenses into account.</text:span></text:p>
        <text:p text:style-name="P2"><text:span text:style-name="T1">system</text:span></text:p>
        <text:p text:style-name="P2"><text:span text:style-name="T2">A system is a purposeful collection of interrelated components, of different</text:span></text:p>
        <text:p text:style-name="P2"><text:span text:style-name="T2">kinds,</text:span></text:p>
        <text:p text:style-name="P2"><text:span text:style-name="T2">which work together to deliver a set of services to the system owner and</text:span></text:p>
        <text:p text:style-name="P2"><text:span text:style-name="T2">users.</text:span></text:p>
        <text:p text:style-name="P2"><text:span text:style-name="T1">system building</text:span></text:p>
        <text:p text:style-name="P2"><text:span text:style-name="T2">The process of compiling the components or units that make up a system</text:span></text:p>
        <text:p text:style-name="P2"><text:span text:style-name="T2">and link-</text:span></text:p>
        <text:p text:style-name="P2"><text:span text:style-name="T2">ing these with other components to create an executable program. System</text:span></text:p>
        <text:p text:style-name="P2"><text:span text:style-name="T2">building</text:span></text:p>
        <text:p text:style-name="P2"><text:span text:style-name="T2">is normally automated so that recompilation is minimized. This</text:span></text:p>
        <text:p text:style-name="P2"><text:span text:style-name="T2">automation may be</text:span></text:p>
        <text:p text:style-name="P2"><text:span text:style-name="T2">built in to the language processing system (as in Java) or may involve</text:span></text:p>
        <text:p text:style-name="P2"><text:span text:style-name="T2">software</text:span></text:p>
        <text:p text:style-name="P2"><text:span text:style-name="T2">tools to support system building.</text:span></text:p>
        <text:p text:style-name="P2"><text:span text:style-name="T1">systems engineering</text:span></text:p>
        <text:p text:style-name="P2"><text:span text:style-name="T2">A process that is concerned with specifying a system, integrating its</text:span></text:p>
        <text:p text:style-name="P2"><text:span text:style-name="T2">components</text:span></text:p>
        <text:p text:style-name="P2"><text:span text:style-name="T2">and testing that the system meets its requirements. System engineering is</text:span></text:p>
        <text:p text:style-name="P2"><text:span text:style-name="T2">concerned</text:span></text:p>
      </text:section>
      <text:section text:style-name="Sect1" text:name="Section33">
        <text:p text:style-name="P2"><text:span text:style-name="T2">Glossary</text:span><text:span text:style-name="T3"> </text:span><text:span text:style-name="T1">773</text:span></text:p>
        <text:p text:style-name="P2"><text:span text:style-name="T2">with the whole socio-technical system—software, hardware and</text:span></text:p>
        <text:p text:style-name="P2"><text:span text:style-name="T2">operational</text:span></text:p>
        <text:p text:style-name="P2"><text:span text:style-name="T2">processes—not just the system software.</text:span></text:p>
        <text:p text:style-name="P2"><text:span text:style-name="T1">system of systems</text:span></text:p>
        <text:p text:style-name="P2"><text:span text:style-name="T2">A system that is created by integrating two or more existing systems.</text:span></text:p>
        <text:p text:style-name="P2"><text:span text:style-name="T1">system testing</text:span></text:p>
        <text:p text:style-name="P2"><text:span text:style-name="T2">The testing of a completed system before it is delivered to customers.</text:span></text:p>
        <text:p text:style-name="P2"><text:span text:style-name="T1">test coverage</text:span></text:p>
        <text:p text:style-name="P2"><text:span text:style-name="T2">The effectiveness of system tests in testing the code of an entire system.</text:span></text:p>
        <text:p text:style-name="P2"><text:soft-page-break/><text:span text:style-name="T2">Some</text:span></text:p>
        <text:p text:style-name="P2"><text:span text:style-name="T2">companies have standards for test coverage e.g. the system tests shall</text:span></text:p>
        <text:p text:style-name="P2"><text:span text:style-name="T2">ensure that all program statements are executed at least once.</text:span></text:p>
        <text:p text:style-name="P2"><text:span text:style-name="T1">test-driven development</text:span></text:p>
        <text:p text:style-name="P2"><text:span text:style-name="T2">An approach to software development where executable tests are written</text:span></text:p>
        <text:p text:style-name="P2"><text:span text:style-name="T2">before</text:span></text:p>
        <text:p text:style-name="P2"><text:span text:style-name="T2">the program code. The set of tests are run automatically after every</text:span></text:p>
        <text:p text:style-name="P2"><text:span text:style-name="T2">change to</text:span></text:p>
        <text:p text:style-name="P2"><text:span text:style-name="T2">the program.</text:span></text:p>
        <text:p text:style-name="P2"><text:span text:style-name="T1">TOGAF</text:span></text:p>
        <text:p text:style-name="P2"><text:span text:style-name="T2">An architectural framework, supported by the Object Management Group,</text:span></text:p>
        <text:p text:style-name="P2"><text:span text:style-name="T2">that</text:span></text:p>
        <text:p text:style-name="P2"><text:span text:style-name="T2">is intended to support the development of enterprise architectures for</text:span></text:p>
        <text:p text:style-name="P2"><text:span text:style-name="T2">systems</text:span></text:p>
        <text:p text:style-name="P2"><text:span text:style-name="T2">of systems.</text:span></text:p>
        <text:p text:style-name="P2"><text:span text:style-name="T1">transaction</text:span></text:p>
      </text:section>
      <text:section text:style-name="Sect1" text:name="Section34">
        <text:p text:style-name="P2"><text:span text:style-name="T2">A unit of interaction with a computer system. Transactions are</text:span></text:p>
        <text:p text:style-name="P2"><text:span text:style-name="T2">independent and</text:span></text:p>
        <text:p text:style-name="P2"><text:span text:style-name="T2">atomic (they are not broken down into smaller units) and are a</text:span></text:p>
        <text:p text:style-name="P2"><text:span text:style-name="T2">fundamental unit of</text:span></text:p>
        <text:p text:style-name="P2"><text:span text:style-name="T2">recovery, consistency and concurrency.</text:span></text:p>
        <text:p text:style-name="P2"><text:span text:style-name="T1">transaction processing system</text:span></text:p>
        <text:p text:style-name="P2"><text:span text:style-name="T2">A system that ensures that transactions are processed in such a way so that</text:span></text:p>
        <text:p text:style-name="P2"><text:span text:style-name="T2">they do</text:span></text:p>
        <text:p text:style-name="P2"><text:span text:style-name="T2">not interfere with each other and so that individual transaction failure</text:span></text:p>
        <text:p text:style-name="P2"><text:span text:style-name="T2">does not</text:span></text:p>
        <text:p text:style-name="P2"><text:span text:style-name="T2">affect other transactions or the system’s data.</text:span></text:p>
        <text:p text:style-name="P2"><text:span text:style-name="T1">Unified Modeling Language (UML)</text:span></text:p>
        <text:p text:style-name="P2"><text:span text:style-name="T2">A graphical language used in object-oriented development that includes</text:span></text:p>
        <text:p text:style-name="P2"><text:span text:style-name="T2">several</text:span></text:p>
        <text:p text:style-name="P2"><text:span text:style-name="T2">types of system model that provide different views of a system. The UML</text:span></text:p>
        <text:p text:style-name="P2"><text:span text:style-name="T2">has</text:span></text:p>
        <text:p text:style-name="P2"><text:span text:style-name="T2">become a</text:span><text:span text:style-name="T3"> </text:span><text:span text:style-name="T4">de facto</text:span><text:span text:style-name="T3"> </text:span><text:span text:style-name="T2">standard for object-oriented modeling.</text:span></text:p>
        <text:p text:style-name="P2"><text:soft-page-break/><text:span text:style-name="T1">unit testing</text:span></text:p>
        <text:p text:style-name="P2"><text:span text:style-name="T2">The testing of individual program units by the software developer or</text:span></text:p>
        <text:p text:style-name="P2"><text:span text:style-name="T2">development team.</text:span></text:p>
        <text:p text:style-name="P2"><text:span text:style-name="T1">use case</text:span></text:p>
        <text:p text:style-name="P2"><text:span text:style-name="T2">A specification of one type of interaction with a system.</text:span></text:p>
        <text:p text:style-name="P2"><text:span text:style-name="T1">use-case diagram</text:span></text:p>
        <text:p text:style-name="P2"><text:span text:style-name="T2">A UML diagram type that is used to identify use-cases and graphically</text:span></text:p>
        <text:p text:style-name="P2"><text:span text:style-name="T2">depict the</text:span></text:p>
        <text:p text:style-name="P2"><text:span text:style-name="T2">users involved. It must be supplemented with additional information to</text:span></text:p>
        <text:p text:style-name="P2"><text:span text:style-name="T2">completely</text:span></text:p>
        <text:p text:style-name="P2"><text:span text:style-name="T2">describe use-cases.</text:span></text:p>
      </text:section>
      <text:section text:style-name="Sect1" text:name="Section35">
        <text:p text:style-name="P2"><text:span text:style-name="T1">774</text:span><text:span text:style-name="T3"> </text:span><text:span text:style-name="T2">Glossary</text:span></text:p>
        <text:p text:style-name="P2"><text:span text:style-name="T1">user interface design</text:span></text:p>
        <text:p text:style-name="P2"><text:span text:style-name="T2">The process of designing the way in which system users can access system</text:span></text:p>
        <text:p text:style-name="P2"><text:span text:style-name="T2">functionality, and the way that information produced by the system is</text:span></text:p>
        <text:p text:style-name="P2"><text:span text:style-name="T2">displayed.</text:span></text:p>
        <text:p text:style-name="P2"><text:span text:style-name="T1">user story</text:span></text:p>
        <text:p text:style-name="P2"><text:span text:style-name="T2">A natural language description of a situation that explains how a system</text:span></text:p>
        <text:p text:style-name="P2"><text:span text:style-name="T2">or systems</text:span></text:p>
        <text:p text:style-name="P2"><text:span text:style-name="T2">might be used and the interactions with the systems that might take place.</text:span></text:p>
        <text:p text:style-name="P2"><text:span text:style-name="T1">validation</text:span></text:p>
        <text:p text:style-name="P2"><text:span text:style-name="T2">The process of checking that a system meets the needs and expectations of</text:span></text:p>
        <text:p text:style-name="P2"><text:span text:style-name="T2">the customer.</text:span></text:p>
        <text:p text:style-name="P2"><text:span text:style-name="T1">verification</text:span></text:p>
        <text:p text:style-name="P2"><text:span text:style-name="T2">The process of checking that a system meets its specification.</text:span></text:p>
        <text:p text:style-name="P2"><text:span text:style-name="T1">version control</text:span></text:p>
        <text:p text:style-name="P2"><text:span text:style-name="T2">The process of managing changes to a software system and its components</text:span></text:p>
        <text:p text:style-name="P2"><text:span text:style-name="T2">so</text:span></text:p>
        <text:p text:style-name="P2"><text:span text:style-name="T2">that it is possible to know which changes have been implemented in each</text:span></text:p>
        <text:p text:style-name="P2"><text:span text:style-name="T2">version</text:span></text:p>
        <text:p text:style-name="P2"><text:span text:style-name="T2">of the component/system, and also to recover/recreate previous versions</text:span></text:p>
        <text:p text:style-name="P2"><text:span text:style-name="T2">of the</text:span></text:p>
        <text:p text:style-name="P2"><text:span text:style-name="T2">component/system.</text:span></text:p>
        <text:p text:style-name="P2"><text:soft-page-break/><text:span text:style-name="T1">version control (VC) systems</text:span></text:p>
        <text:p text:style-name="P2"><text:span text:style-name="T2">Software tools that have been developed to support the processes of</text:span></text:p>
        <text:p text:style-name="P2"><text:span text:style-name="T2">version control.</text:span></text:p>
        <text:p text:style-name="P2"><text:span text:style-name="T2">These may be based on either centralized or distributed repositories.</text:span></text:p>
        <text:p text:style-name="P2"><text:span text:style-name="T1">waterfall model</text:span></text:p>
      </text:section>
      <text:section text:style-name="Sect1" text:name="Section36">
        <text:p text:style-name="P2"><text:span text:style-name="T2">A software process model that involves discrete development stages:</text:span></text:p>
        <text:p text:style-name="P2"><text:span text:style-name="T2">specification,</text:span></text:p>
        <text:p text:style-name="P2"><text:span text:style-name="T2">design, implementation, testing and maintenance. In principle, one stage</text:span></text:p>
        <text:p text:style-name="P2"><text:span text:style-name="T2">must be</text:span></text:p>
        <text:p text:style-name="P2"><text:span text:style-name="T2">complete before progress to the next stage is possible. In practice, there is</text:span></text:p>
        <text:p text:style-name="P2"><text:span text:style-name="T2">significant iteration between stages.</text:span></text:p>
        <text:p text:style-name="P2"><text:span text:style-name="T1">web service</text:span></text:p>
        <text:p text:style-name="P2"><text:span text:style-name="T2">An independent software component that can be accessed through the</text:span></text:p>
        <text:p text:style-name="P2"><text:span text:style-name="T2">Internet</text:span></text:p>
        <text:p text:style-name="P2"><text:span text:style-name="T2">using standard protocols. It is completely self-contained without external</text:span></text:p>
        <text:p text:style-name="P2"><text:span text:style-name="T2">dependencies. XML-based standards such as SOAP (Standard Object Access</text:span></text:p>
        <text:p text:style-name="P2"><text:span text:style-name="T2">Protocol), for web service information exchange, and WSDL (Web Service</text:span></text:p>
        <text:p text:style-name="P2"><text:span text:style-name="T2">Definition Language), for the definition of web service interfaces, have</text:span></text:p>
        <text:p text:style-name="P2"><text:span text:style-name="T2">been</text:span></text:p>
        <text:p text:style-name="P2"><text:span text:style-name="T2">developed. However, the REST approach may also be used for web service</text:span></text:p>
        <text:p text:style-name="P2"><text:span text:style-name="T2">implementation.</text:span></text:p>
        <text:p text:style-name="P2"><text:span text:style-name="T1">white-box testing</text:span></text:p>
        <text:p text:style-name="P2"><text:span text:style-name="T2">An approach to program testing where the tests are based on knowledge of</text:span></text:p>
        <text:p text:style-name="P2"><text:span text:style-name="T2">the</text:span></text:p>
        <text:p text:style-name="P2"><text:span text:style-name="T2">structure of the program and its components. Access to source code is</text:span></text:p>
        <text:p text:style-name="P2"><text:span text:style-name="T2">essential for</text:span></text:p>
        <text:p text:style-name="P2"><text:span text:style-name="T2">white-box testing.</text:span></text:p>
        <text:p text:style-name="P2"><text:span text:style-name="T1">wicked problem</text:span></text:p>
        <text:p text:style-name="P2"><text:span text:style-name="T2">A problem that cannot be completely specified or understood because of</text:span></text:p>
        <text:p text:style-name="P2"><text:span text:style-name="T2">the</text:span></text:p>
        <text:p text:style-name="P2"><text:span text:style-name="T2">complexity of the interactions between the elements that contribute to the</text:span></text:p>
        <text:p text:style-name="P2"><text:span text:style-name="T2">problem.</text:span></text:p>
      </text:section>
      <text:section text:style-name="Sect1" text:name="Section37">
        <text:p text:style-name="P2"><text:span text:style-name="T2">Glossary</text:span><text:span text:style-name="T3"> </text:span><text:span text:style-name="T1">775</text:span></text:p>
        <text:p text:style-name="P2"><text:soft-page-break/><text:span text:style-name="T1">wilderness weather system</text:span></text:p>
        <text:p text:style-name="P2"><text:span text:style-name="T2">A system to collect data about the weather conditions in remote areas.</text:span></text:p>
        <text:p text:style-name="P2"><text:span text:style-name="T2">Used as a</text:span></text:p>
        <text:p text:style-name="P2"><text:span text:style-name="T2">case study in this book.</text:span></text:p>
        <text:p text:style-name="P2"><text:span text:style-name="T1">workflow</text:span></text:p>
        <text:p text:style-name="P2"><text:span text:style-name="T2">A detailed definition of a business process that is intended to accomplish a</text:span></text:p>
        <text:p text:style-name="P2"><text:span text:style-name="T2">certain task. The workflow is usually expressed graphically and shows the</text:span></text:p>
        <text:p text:style-name="P2"><text:span text:style-name="T2">individual process activities and the information that is produced and</text:span></text:p>
        <text:p text:style-name="P2"><text:span text:style-name="T2">consumed</text:span></text:p>
        <text:p text:style-name="P2"><text:span text:style-name="T2">by each activity.</text:span></text:p>
        <text:p text:style-name="P2"><text:span text:style-name="T1">WSDL</text:span></text:p>
        <text:p text:style-name="P2"><text:span text:style-name="T2">An XML-based notation for defining the interface of web services.</text:span></text:p>
        <text:p text:style-name="P2"><text:span text:style-name="T1">XML</text:span></text:p>
        <text:p text:style-name="P2"><text:span text:style-name="T2">Extended Markup Language. XML is a text markup language that supports</text:span></text:p>
        <text:p text:style-name="P2"><text:span text:style-name="T2">the</text:span></text:p>
        <text:p text:style-name="P2"><text:span text:style-name="T2">interchange of structured data. Each data field is delimited by tags that</text:span></text:p>
        <text:p text:style-name="P2"><text:span text:style-name="T2">give</text:span></text:p>
        <text:p text:style-name="P2"><text:span text:style-name="T2">information about that field. XML is now very widely used and has</text:span></text:p>
        <text:p text:style-name="P2"><text:span text:style-name="T2">become the</text:span></text:p>
        <text:p text:style-name="P2"><text:span text:style-name="T2">basis of protocols for web services.</text:span></text:p>
        <text:p text:style-name="P2"><text:span text:style-name="T1">XP</text:span></text:p>
        <text:p text:style-name="P2"><text:span text:style-name="T2">See Extreme Programming.</text:span></text:p>
        <text:p text:style-name="P2"><text:span text:style-name="T1">Z</text:span></text:p>
        <text:p text:style-name="P2"><text:span text:style-name="T2">A model-based, formal specification language developed at the University</text:span></text:p>
        <text:p text:style-name="P2"><text:span text:style-name="T2">of</text:span></text:p>
        <text:p text:style-name="P2"><text:span text:style-name="T2">Oxford in England.</text:span></text:p>
      </text:section>
      <text:section text:style-name="Sect1" text:name="Section38"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ystem" style:font-pitch="variable"/>
    <style:font-face style:name="Charis SIL Bold" svg:font-family="'Charis SIL Bold'" style:font-family-generic="roman" style:font-pitch="variable"/>
    <style:font-face style:name="Charis SIL Italic" svg:font-family="'Charis SIL Italic'" style:font-family-generic="roman" style:font-pitch="variable"/>
    <style:font-face style:name="Charis SIL Regular" svg:font-family="'Charis SIL Regula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ZA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3:56:00</meta:creation-date>
    <dc:date>2023-10-04T14:11:00</dc:date>
    <meta:document-statistic meta:table-count="0" meta:image-count="0" meta:object-count="0" meta:page-count="31" meta:paragraph-count="1016" meta:word-count="5735" meta:character-count="36864" meta:non-whitespace-character-count="32148"/>
    <meta:generator>LibreOffice/7.3.7.2$Linux_X86_64 LibreOffice_project/30$Build-2</meta:generator>
  </office:meta>
</office:document-meta>
</file>